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LO-Normal" style:master-page-name="MPF0" style:family="paragraph">
      <style:paragraph-properties fo:break-before="page" fo:margin-bottom="0in" fo:margin-right="-1.1812in"/>
      <style:text-properties fo:font-weight="bold" style:font-weight-asian="bold" fo:font-size="9pt" style:font-size-asian="9pt" style:font-size-complex="8pt"/>
    </style:style>
    <style:style style:name="P3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12" style:parent-style-name="LO-Normal" style:family="paragraph">
      <style:paragraph-properties fo:margin-bottom="0in" fo:margin-right="-1.1812in"/>
    </style:style>
    <style:style style:name="T913" style:parent-style-name="Fonteparág.padrão" style:family="text">
      <style:text-properties fo:font-weight="bold" style:font-weight-asian="bold" fo:font-size="9pt" style:font-size-asian="9pt" style:font-size-complex="8pt"/>
    </style:style>
  </office:automatic-styles>
  <office:body>
    <office:text text:use-soft-page-breaks="true">
      <text:list text:style-name="LFO3" text:continue-numbering="true">
        <text:list-item>
          <text:p text:style-name="P1">BR243203572120U</text:p>
        </text:list-item>
        <text:list-item>
          <text:p text:style-name="P307">BR242365564799U</text:p>
        </text:list-item>
        <text:list-item>
          <text:p text:style-name="P308">BR247776119982I</text:p>
        </text:list-item>
        <text:list-item>
          <text:p text:style-name="P309">BR243474724111E</text:p>
        </text:list-item>
        <text:list-item>
          <text:p text:style-name="P310">BR242303704802S</text:p>
        </text:list-item>
        <text:list-item>
          <text:p text:style-name="P311">BR247573427306G</text:p>
        </text:list-item>
        <text:list-item>
          <text:p text:style-name="P312">BR241658949113U</text:p>
        </text:list-item>
        <text:list-item>
          <text:p text:style-name="P313">BR2490106927714</text:p>
        </text:list-item>
        <text:list-item>
          <text:p text:style-name="P314">BR249037538751O</text:p>
        </text:list-item>
        <text:list-item>
          <text:p text:style-name="P315">BR243154852587H</text:p>
        </text:list-item>
        <text:list-item>
          <text:p text:style-name="P316">BR249871386052J</text:p>
        </text:list-item>
        <text:list-item>
          <text:p text:style-name="P317">BR244541195775F</text:p>
        </text:list-item>
        <text:list-item>
          <text:p text:style-name="P318">BR245732788322Z</text:p>
        </text:list-item>
        <text:list-item>
          <text:p text:style-name="P319">BR249890873571B</text:p>
        </text:list-item>
        <text:list-item>
          <text:p text:style-name="P320">BR243210726354A</text:p>
        </text:list-item>
        <text:list-item>
          <text:p text:style-name="P321">BR249788362785X</text:p>
        </text:list-item>
        <text:list-item>
          <text:p text:style-name="P322">BR243885530551V</text:p>
        </text:list-item>
        <text:list-item>
          <text:p text:style-name="P323">BR249963780515G</text:p>
        </text:list-item>
        <text:list-item>
          <text:p text:style-name="P324">BR241611124054K</text:p>
        </text:list-item>
        <text:list-item>
          <text:p text:style-name="P325">BR248129470296N</text:p>
        </text:list-item>
        <text:list-item>
          <text:p text:style-name="P326">BR243856939139T</text:p>
        </text:list-item>
        <text:list-item>
          <text:p text:style-name="P327">BR240166188839W</text:p>
        </text:list-item>
        <text:list-item>
          <text:p text:style-name="P328">BR247070057287J</text:p>
        </text:list-item>
        <text:list-item>
          <text:p text:style-name="P329">BR246861270540I</text:p>
        </text:list-item>
        <text:list-item>
          <text:p text:style-name="P330">BR249208592047A</text:p>
        </text:list-item>
        <text:list-item>
          <text:p text:style-name="P331">BR249594205406O</text:p>
        </text:list-item>
        <text:list-item>
          <text:p text:style-name="P332">BR247366996805I</text:p>
        </text:list-item>
        <text:list-item>
          <text:p text:style-name="P333">BR246221415195U</text:p>
        </text:list-item>
        <text:list-item>
          <text:p text:style-name="P334">BR249045400826P</text:p>
        </text:list-item>
        <text:list-item>
          <text:p text:style-name="P335">BR243939912517U</text:p>
        </text:list-item>
        <text:list-item>
          <text:p text:style-name="P336">BR240820540781R</text:p>
        </text:list-item>
        <text:list-item>
          <text:p text:style-name="P337">BR244579121794N</text:p>
        </text:list-item>
        <text:list-item>
          <text:p text:style-name="P338">BR249116875841W</text:p>
        </text:list-item>
        <text:list-item>
          <text:p text:style-name="P339">BR2402221716482</text:p>
        </text:list-item>
        <text:list-item>
          <text:p text:style-name="P340">BR247413073523J</text:p>
        </text:list-item>
        <text:list-item>
          <text:p text:style-name="P341">BR245594504413O</text:p>
        </text:list-item>
        <text:list-item>
          <text:p text:style-name="P342">BR245247102487N</text:p>
        </text:list-item>
        <text:list-item>
          <text:p text:style-name="P343">BR241602521948V</text:p>
        </text:list-item>
        <text:list-item>
          <text:p text:style-name="P344">BR245677968625T</text:p>
        </text:list-item>
        <text:list-item>
          <text:p text:style-name="P345">BR242801260363E</text:p>
        </text:list-item>
        <text:list-item>
          <text:p text:style-name="P346">BR240040689430H</text:p>
        </text:list-item>
        <text:list-item>
          <text:p text:style-name="P347">BR245087727937D</text:p>
        </text:list-item>
        <text:list-item>
          <text:p text:style-name="P348">BR242355094033G</text:p>
        </text:list-item>
        <text:list-item>
          <text:p text:style-name="P349">BR240294651173N</text:p>
        </text:list-item>
        <text:list-item>
          <text:p text:style-name="P350">BR242646940297K</text:p>
        </text:list-item>
        <text:list-item>
          <text:p text:style-name="P351">BR249024733344W</text:p>
        </text:list-item>
        <text:list-item>
          <text:p text:style-name="P352">BR246991045724Z</text:p>
        </text:list-item>
        <text:list-item>
          <text:p text:style-name="P353">BR244627173451H</text:p>
        </text:list-item>
        <text:list-item>
          <text:p text:style-name="P354">BR244124237846I</text:p>
        </text:list-item>
        <text:list-item>
          <text:p text:style-name="P355">BR247532980779L</text:p>
        </text:list-item>
        <text:list-item>
          <text:p text:style-name="P356">BR247758047555K</text:p>
        </text:list-item>
        <text:list-item>
          <text:p text:style-name="P357">BR243493213246L</text:p>
        </text:list-item>
        <text:list-item>
          <text:p text:style-name="P358">BR246245579371M</text:p>
        </text:list-item>
        <text:list-item>
          <text:p text:style-name="P359">BR244088548212S</text:p>
        </text:list-item>
        <text:list-item>
          <text:p text:style-name="P360">BR2402801388000</text:p>
        </text:list-item>
        <text:list-item>
          <text:p text:style-name="P361">BR243304239044O</text:p>
        </text:list-item>
        <text:list-item>
          <text:p text:style-name="P362">BR241356338990D</text:p>
        </text:list-item>
        <text:list-item>
          <text:p text:style-name="P363">BR242221633219M</text:p>
        </text:list-item>
        <text:list-item>
          <text:p text:style-name="P364">BR246072592086X</text:p>
        </text:list-item>
        <text:list-item>
          <text:p text:style-name="P365">BR241449274598F</text:p>
        </text:list-item>
        <text:list-item>
          <text:p text:style-name="P366">BR2486735921583</text:p>
        </text:list-item>
        <text:list-item>
          <text:p text:style-name="P367">BR247468826839E</text:p>
        </text:list-item>
        <text:list-item>
          <text:p text:style-name="P368">BR245293894542P</text:p>
        </text:list-item>
        <text:list-item>
          <text:p text:style-name="P369">BR241598133734X</text:p>
        </text:list-item>
        <text:list-item>
          <text:p text:style-name="P370">BR2448049730445</text:p>
        </text:list-item>
        <text:list-item>
          <text:p text:style-name="P371">BR245140926171E</text:p>
        </text:list-item>
        <text:list-item>
          <text:p text:style-name="P372">BR244973759482V</text:p>
        </text:list-item>
        <text:list-item>
          <text:p text:style-name="P373">BR244339174100F</text:p>
        </text:list-item>
        <text:list-item>
          <text:p text:style-name="P374">BR242341880223Q</text:p>
        </text:list-item>
        <text:list-item>
          <text:p text:style-name="P375">BR246468405690I</text:p>
        </text:list-item>
        <text:list-item>
          <text:p text:style-name="P376">BR244020366040T</text:p>
        </text:list-item>
        <text:list-item>
          <text:p text:style-name="P377">BR240042645037S</text:p>
        </text:list-item>
        <text:list-item>
          <text:p text:style-name="P378">BR249977591897P</text:p>
        </text:list-item>
        <text:list-item>
          <text:p text:style-name="P379">BR242447889148L</text:p>
        </text:list-item>
        <text:list-item>
          <text:p text:style-name="P380">BR247715447048X</text:p>
        </text:list-item>
        <text:list-item>
          <text:p text:style-name="P381">BR249923006102D</text:p>
        </text:list-item>
        <text:list-item>
          <text:p text:style-name="P382">BR247420322581G</text:p>
        </text:list-item>
        <text:list-item>
          <text:p text:style-name="P383">BR244337422476S</text:p>
        </text:list-item>
        <text:list-item>
          <text:p text:style-name="P384">BR244129150854N</text:p>
        </text:list-item>
        <text:list-item>
          <text:p text:style-name="P385">BR241116276080S</text:p>
        </text:list-item>
        <text:list-item>
          <text:p text:style-name="P386">BR241885950777B</text:p>
        </text:list-item>
        <text:list-item>
          <text:p text:style-name="P387">BR240766156318R</text:p>
        </text:list-item>
        <text:list-item>
          <text:p text:style-name="P388">BR241270335259I</text:p>
        </text:list-item>
        <text:list-item>
          <text:p text:style-name="P389">BR248467870821E</text:p>
        </text:list-item>
        <text:list-item>
          <text:p text:style-name="P390">BR248603113512M</text:p>
        </text:list-item>
        <text:list-item>
          <text:p text:style-name="P391">BR2444680527946</text:p>
        </text:list-item>
        <text:list-item>
          <text:p text:style-name="P392">BR243394780940H</text:p>
        </text:list-item>
        <text:list-item>
          <text:p text:style-name="P393">BR243038996893C</text:p>
        </text:list-item>
        <text:list-item>
          <text:p text:style-name="P394">BR246853293912X</text:p>
        </text:list-item>
        <text:list-item>
          <text:p text:style-name="P395">BR241461788420L</text:p>
        </text:list-item>
        <text:list-item>
          <text:p text:style-name="P396">BR249190282186F</text:p>
        </text:list-item>
        <text:list-item>
          <text:p text:style-name="P397">BR240441660620K</text:p>
        </text:list-item>
        <text:list-item>
          <text:p text:style-name="P398">BR241556664591P</text:p>
        </text:list-item>
        <text:list-item>
          <text:p text:style-name="P399">BR245156180632H</text:p>
        </text:list-item>
        <text:list-item>
          <text:p text:style-name="P400">BR242862550472X</text:p>
        </text:list-item>
        <text:list-item>
          <text:p text:style-name="P401">BR249809149642F</text:p>
        </text:list-item>
        <text:list-item>
          <text:p text:style-name="P402">BR2479914877978</text:p>
        </text:list-item>
        <text:list-item>
          <text:p text:style-name="P403">BR241017062349I</text:p>
        </text:list-item>
        <text:list-item>
          <text:p text:style-name="P404">BR241645982153J</text:p>
        </text:list-item>
        <text:list-item>
          <text:p text:style-name="P405">BR242763162651I</text:p>
        </text:list-item>
        <text:list-item>
          <text:p text:style-name="P406">BR244078817729Q</text:p>
        </text:list-item>
        <text:list-item>
          <text:p text:style-name="P407">BR249487192939I</text:p>
        </text:list-item>
        <text:list-item>
          <text:p text:style-name="P408">BR249849826048X</text:p>
        </text:list-item>
        <text:list-item>
          <text:p text:style-name="P409">BR248533949871T</text:p>
        </text:list-item>
        <text:list-item>
          <text:p text:style-name="P410">BR245199651862U</text:p>
        </text:list-item>
        <text:list-item>
          <text:p text:style-name="P411">BR2418434200544</text:p>
        </text:list-item>
        <text:list-item>
          <text:p text:style-name="P412">BR240261971714G</text:p>
        </text:list-item>
        <text:list-item>
          <text:p text:style-name="P413">BR247451837448H</text:p>
        </text:list-item>
        <text:list-item>
          <text:p text:style-name="P414">BR242631771855N</text:p>
        </text:list-item>
        <text:list-item>
          <text:p text:style-name="P415">BR2444099120733</text:p>
        </text:list-item>
        <text:list-item>
          <text:p text:style-name="P416">BR245557004839M</text:p>
        </text:list-item>
        <text:list-item>
          <text:p text:style-name="P417">BR246154849016J</text:p>
        </text:list-item>
        <text:list-item>
          <text:p text:style-name="P418">BR243619765498N</text:p>
        </text:list-item>
        <text:list-item>
          <text:p text:style-name="P419">BR247585422573L</text:p>
        </text:list-item>
        <text:list-item>
          <text:p text:style-name="P420">BR245259116517U</text:p>
        </text:list-item>
        <text:list-item>
          <text:p text:style-name="P421">BR245760546001S</text:p>
        </text:list-item>
        <text:list-item>
          <text:p text:style-name="P422">BR248835402096F</text:p>
        </text:list-item>
        <text:list-item>
          <text:p text:style-name="P423">BR247486010191F</text:p>
        </text:list-item>
        <text:list-item>
          <text:p text:style-name="P424">BR248553005918J</text:p>
        </text:list-item>
        <text:list-item>
          <text:p text:style-name="P425">BR2461227140161</text:p>
        </text:list-item>
        <text:list-item>
          <text:p text:style-name="P426">BR2463681470816</text:p>
        </text:list-item>
        <text:list-item>
          <text:p text:style-name="P427">BR2469575621669</text:p>
        </text:list-item>
        <text:list-item>
          <text:p text:style-name="P428">BR240631027623T</text:p>
        </text:list-item>
        <text:list-item>
          <text:p text:style-name="P429">BR247401733019B</text:p>
        </text:list-item>
        <text:list-item>
          <text:p text:style-name="P430">BR247779374968P</text:p>
        </text:list-item>
        <text:list-item>
          <text:p text:style-name="P431">BR245779428114I</text:p>
        </text:list-item>
        <text:list-item>
          <text:p text:style-name="P432">BR248945913988Q</text:p>
        </text:list-item>
        <text:list-item>
          <text:p text:style-name="P433">BR245933146459E</text:p>
        </text:list-item>
        <text:list-item>
          <text:p text:style-name="P434">BR245289303993I</text:p>
        </text:list-item>
        <text:list-item>
          <text:p text:style-name="P435">BR243257649390N</text:p>
        </text:list-item>
        <text:list-item>
          <text:p text:style-name="P436">BR243737066423I</text:p>
        </text:list-item>
        <text:list-item>
          <text:p text:style-name="P437">BR243854164420M</text:p>
        </text:list-item>
        <text:list-item>
          <text:p text:style-name="P438">BR248599920426J</text:p>
        </text:list-item>
        <text:list-item>
          <text:p text:style-name="P439">BR240587431276K</text:p>
        </text:list-item>
        <text:list-item>
          <text:p text:style-name="P440">BR244222307297P</text:p>
        </text:list-item>
        <text:list-item>
          <text:p text:style-name="P441">BR242415371717R</text:p>
        </text:list-item>
        <text:list-item>
          <text:p text:style-name="P442">BR247742563279K</text:p>
        </text:list-item>
        <text:list-item>
          <text:p text:style-name="P443">BR242741606196L</text:p>
        </text:list-item>
        <text:list-item>
          <text:p text:style-name="P444">BR246976924462L</text:p>
        </text:list-item>
        <text:list-item>
          <text:p text:style-name="P445">BR245420596107V</text:p>
        </text:list-item>
        <text:list-item>
          <text:p text:style-name="P446">BR246678711424H</text:p>
        </text:list-item>
        <text:list-item>
          <text:p text:style-name="P447">BR241272717429H</text:p>
        </text:list-item>
        <text:list-item>
          <text:p text:style-name="P448">BR245035546676N</text:p>
        </text:list-item>
        <text:list-item>
          <text:p text:style-name="P449">BR241043748762R</text:p>
        </text:list-item>
        <text:list-item>
          <text:p text:style-name="P450">BR248746779121A</text:p>
        </text:list-item>
        <text:list-item>
          <text:p text:style-name="P451">BR242664082223N</text:p>
        </text:list-item>
        <text:list-item>
          <text:p text:style-name="P452">BR243994923045I</text:p>
        </text:list-item>
        <text:list-item>
          <text:p text:style-name="P453">BR240960063326H</text:p>
        </text:list-item>
        <text:list-item>
          <text:p text:style-name="P454">BR2468815507567</text:p>
        </text:list-item>
        <text:list-item>
          <text:p text:style-name="P455">BR244881402297F</text:p>
        </text:list-item>
        <text:list-item>
          <text:p text:style-name="P456">BR2432091075231</text:p>
        </text:list-item>
        <text:list-item>
          <text:p text:style-name="P457">BR243235064820T</text:p>
        </text:list-item>
        <text:list-item>
          <text:p text:style-name="P458">BR243252532013L</text:p>
        </text:list-item>
        <text:list-item>
          <text:p text:style-name="P459">BR245466171118M</text:p>
        </text:list-item>
        <text:list-item>
          <text:p text:style-name="P460">BR244980830373K</text:p>
        </text:list-item>
        <text:list-item>
          <text:p text:style-name="P461">BR246420744108M</text:p>
        </text:list-item>
        <text:list-item>
          <text:p text:style-name="P462">BR246346438532J</text:p>
        </text:list-item>
        <text:list-item>
          <text:p text:style-name="P463">BR243204086323S</text:p>
        </text:list-item>
        <text:list-item>
          <text:p text:style-name="P464">BR240905987577R</text:p>
        </text:list-item>
        <text:list-item>
          <text:p text:style-name="P465">BR245442018927D</text:p>
        </text:list-item>
        <text:list-item>
          <text:p text:style-name="P466">BR249037900579O</text:p>
        </text:list-item>
        <text:list-item>
          <text:p text:style-name="P467">BR240597817187R</text:p>
        </text:list-item>
        <text:list-item>
          <text:p text:style-name="P468">BR248065605841P</text:p>
        </text:list-item>
        <text:list-item>
          <text:p text:style-name="P469">BR249996760279O</text:p>
        </text:list-item>
        <text:list-item>
          <text:p text:style-name="P470">BR241589323419O</text:p>
        </text:list-item>
        <text:list-item>
          <text:p text:style-name="P471">BR2488353749800</text:p>
        </text:list-item>
        <text:list-item>
          <text:p text:style-name="P472">BR243666165567V</text:p>
        </text:list-item>
        <text:list-item>
          <text:p text:style-name="P473">BR240343690405T</text:p>
        </text:list-item>
        <text:list-item>
          <text:p text:style-name="P474">BR241691334908S</text:p>
        </text:list-item>
        <text:list-item>
          <text:p text:style-name="P475">BR249419182601Z</text:p>
        </text:list-item>
        <text:list-item>
          <text:p text:style-name="P476">BR240302064538O</text:p>
        </text:list-item>
        <text:list-item>
          <text:p text:style-name="P477">BR240894599721E</text:p>
        </text:list-item>
        <text:list-item>
          <text:p text:style-name="P478">BR244127858651E</text:p>
        </text:list-item>
        <text:list-item>
          <text:p text:style-name="P479">BR249901516429D</text:p>
        </text:list-item>
        <text:list-item>
          <text:p text:style-name="P480">BR2405080486918</text:p>
        </text:list-item>
        <text:list-item>
          <text:p text:style-name="P481">BR243619937711D</text:p>
        </text:list-item>
        <text:list-item>
          <text:p text:style-name="P482">BR247658799109E</text:p>
        </text:list-item>
        <text:list-item>
          <text:p text:style-name="P483">BR2475729051007</text:p>
        </text:list-item>
        <text:list-item>
          <text:p text:style-name="P484">BR249778715161D</text:p>
        </text:list-item>
        <text:list-item>
          <text:p text:style-name="P485">BR241099832293A</text:p>
        </text:list-item>
        <text:list-item>
          <text:p text:style-name="P486">BR247351854706X</text:p>
        </text:list-item>
        <text:list-item>
          <text:p text:style-name="P487">BR247804962433L</text:p>
        </text:list-item>
        <text:list-item>
          <text:p text:style-name="P488">BR244145457008B</text:p>
        </text:list-item>
        <text:list-item>
          <text:p text:style-name="P489">BR240055908976H</text:p>
        </text:list-item>
        <text:list-item>
          <text:p text:style-name="P490">BR249663600826U</text:p>
        </text:list-item>
        <text:list-item>
          <text:p text:style-name="P491">BR243805762446R</text:p>
        </text:list-item>
        <text:list-item>
          <text:p text:style-name="P492">BR242990072921H</text:p>
        </text:list-item>
        <text:list-item>
          <text:p text:style-name="P493">BR240420549869M</text:p>
        </text:list-item>
        <text:list-item>
          <text:p text:style-name="P494">BR246414376336K</text:p>
        </text:list-item>
        <text:list-item>
          <text:p text:style-name="P495">BR2496339243967</text:p>
        </text:list-item>
        <text:list-item>
          <text:p text:style-name="P496">BR246137587459I</text:p>
        </text:list-item>
        <text:list-item>
          <text:p text:style-name="P497">BR245474299150P</text:p>
        </text:list-item>
        <text:list-item>
          <text:p text:style-name="P498">BR2448732970875</text:p>
        </text:list-item>
        <text:list-item>
          <text:p text:style-name="P499">BR244444649988N</text:p>
        </text:list-item>
        <text:list-item>
          <text:p text:style-name="P500">BR2442393817885</text:p>
        </text:list-item>
        <text:list-item>
          <text:p text:style-name="P501">BR2444371063432</text:p>
        </text:list-item>
        <text:list-item>
          <text:p text:style-name="P502">BR2497839244237</text:p>
        </text:list-item>
        <text:list-item>
          <text:p text:style-name="P503">BR243008037947T</text:p>
        </text:list-item>
        <text:list-item>
          <text:p text:style-name="P504">BR242179102898B</text:p>
        </text:list-item>
        <text:list-item>
          <text:p text:style-name="P505">BR2488481074891</text:p>
        </text:list-item>
        <text:list-item>
          <text:p text:style-name="P506">BR249839447617P</text:p>
        </text:list-item>
        <text:list-item>
          <text:p text:style-name="P507">BR2488513633283</text:p>
        </text:list-item>
        <text:list-item>
          <text:p text:style-name="P508">BR249574657106R</text:p>
        </text:list-item>
        <text:list-item>
          <text:p text:style-name="P509">BR249023583082Z</text:p>
        </text:list-item>
        <text:list-item>
          <text:p text:style-name="P510">BR243148872973F</text:p>
        </text:list-item>
        <text:list-item>
          <text:p text:style-name="P511">BR241362968770G</text:p>
        </text:list-item>
        <text:list-item>
          <text:p text:style-name="P512">BR243988807473W</text:p>
        </text:list-item>
        <text:list-item>
          <text:p text:style-name="P513">BR247411391783Q</text:p>
        </text:list-item>
        <text:list-item>
          <text:p text:style-name="P514">BR248667828944Q</text:p>
        </text:list-item>
        <text:list-item>
          <text:p text:style-name="P515">BR249578655163M</text:p>
        </text:list-item>
        <text:list-item>
          <text:p text:style-name="P516">BR244726420851D</text:p>
        </text:list-item>
        <text:list-item>
          <text:p text:style-name="P517">BR248569450386R</text:p>
        </text:list-item>
        <text:list-item>
          <text:p text:style-name="P518">BR240831550656K</text:p>
        </text:list-item>
        <text:list-item>
          <text:p text:style-name="P519">BR247946311101Q</text:p>
        </text:list-item>
        <text:list-item>
          <text:p text:style-name="P520">BR246659044402S</text:p>
        </text:list-item>
        <text:list-item>
          <text:p text:style-name="P521">BR241762834901N</text:p>
        </text:list-item>
        <text:list-item>
          <text:p text:style-name="P522">BR245820422668L</text:p>
        </text:list-item>
        <text:list-item>
          <text:p text:style-name="P523">BR244456654405K</text:p>
        </text:list-item>
        <text:list-item>
          <text:p text:style-name="P524">BR249599721141E</text:p>
        </text:list-item>
        <text:list-item>
          <text:p text:style-name="P525">BR249661559035J</text:p>
        </text:list-item>
        <text:list-item>
          <text:p text:style-name="P526">BR244118987726Q</text:p>
        </text:list-item>
        <text:list-item>
          <text:p text:style-name="P527">BR247205771443H</text:p>
        </text:list-item>
        <text:list-item>
          <text:p text:style-name="P528">BR240029871857O</text:p>
        </text:list-item>
        <text:list-item>
          <text:p text:style-name="P529">BR241322741614V</text:p>
        </text:list-item>
        <text:list-item>
          <text:p text:style-name="P530">BR241929629842C</text:p>
        </text:list-item>
        <text:list-item>
          <text:p text:style-name="P531">BR244286132633J</text:p>
        </text:list-item>
        <text:list-item>
          <text:p text:style-name="P532">BR241523947812P</text:p>
        </text:list-item>
        <text:list-item>
          <text:p text:style-name="P533">BR242525472391Y</text:p>
        </text:list-item>
        <text:list-item>
          <text:p text:style-name="P534">BR247386439901C</text:p>
        </text:list-item>
        <text:list-item>
          <text:p text:style-name="P535">BR247307142866P</text:p>
        </text:list-item>
        <text:list-item>
          <text:p text:style-name="P536">BR242813305391Q</text:p>
        </text:list-item>
        <text:list-item>
          <text:p text:style-name="P537">BR245936794282R</text:p>
        </text:list-item>
        <text:list-item>
          <text:p text:style-name="P538">BR241551976781M</text:p>
        </text:list-item>
        <text:list-item>
          <text:p text:style-name="P539">BR244661173841K</text:p>
        </text:list-item>
        <text:list-item>
          <text:p text:style-name="P540">BR249389995661K</text:p>
        </text:list-item>
        <text:list-item>
          <text:p text:style-name="P541">BR2420268149766</text:p>
        </text:list-item>
        <text:list-item>
          <text:p text:style-name="P542">BR245834557568N</text:p>
        </text:list-item>
        <text:list-item>
          <text:p text:style-name="P543">BR249759311503F</text:p>
        </text:list-item>
        <text:list-item>
          <text:p text:style-name="P544">BR240511043987S</text:p>
        </text:list-item>
        <text:list-item>
          <text:p text:style-name="P545">BR242981149668H</text:p>
        </text:list-item>
        <text:list-item>
          <text:p text:style-name="P546">BR248966311035S</text:p>
        </text:list-item>
        <text:list-item>
          <text:p text:style-name="P547">BR248467985847I</text:p>
        </text:list-item>
        <text:list-item>
          <text:p text:style-name="P548">BR241833366480G</text:p>
        </text:list-item>
        <text:list-item>
          <text:p text:style-name="P549">BR247683430632E</text:p>
        </text:list-item>
        <text:list-item>
          <text:p text:style-name="P550">BR244038553506H</text:p>
        </text:list-item>
        <text:list-item>
          <text:p text:style-name="P551">BR2441125584104</text:p>
        </text:list-item>
        <text:list-item>
          <text:p text:style-name="P552">BR249631812451O</text:p>
        </text:list-item>
        <text:list-item>
          <text:p text:style-name="P553">BR242644750901M</text:p>
        </text:list-item>
        <text:list-item>
          <text:p text:style-name="P554">BR249590766346G</text:p>
        </text:list-item>
        <text:list-item>
          <text:p text:style-name="P555">BR241861883499H</text:p>
        </text:list-item>
        <text:list-item>
          <text:p text:style-name="P556">BR241520867873Y</text:p>
        </text:list-item>
        <text:list-item>
          <text:p text:style-name="P557">BR248986432642M</text:p>
        </text:list-item>
        <text:list-item>
          <text:p text:style-name="P558">BR240897121212R</text:p>
        </text:list-item>
        <text:list-item>
          <text:p text:style-name="P559">BR244468649657R</text:p>
        </text:list-item>
        <text:list-item>
          <text:p text:style-name="P560">BR243477796446G</text:p>
        </text:list-item>
        <text:list-item>
          <text:p text:style-name="P561">BR2457672996152</text:p>
        </text:list-item>
        <text:list-item>
          <text:p text:style-name="P562">BR240806543335K</text:p>
        </text:list-item>
        <text:list-item>
          <text:p text:style-name="P563">BR241167888504U</text:p>
        </text:list-item>
        <text:list-item>
          <text:p text:style-name="P564">BR243894584800M</text:p>
        </text:list-item>
        <text:list-item>
          <text:p text:style-name="P565">BR248652878231W</text:p>
        </text:list-item>
        <text:list-item>
          <text:p text:style-name="P566">BR243068001530D</text:p>
        </text:list-item>
        <text:list-item>
          <text:p text:style-name="P567">BR246908883423J</text:p>
        </text:list-item>
        <text:list-item>
          <text:p text:style-name="P568">BR242182605335S</text:p>
        </text:list-item>
        <text:list-item>
          <text:p text:style-name="P569">BR244010342525N</text:p>
        </text:list-item>
        <text:list-item>
          <text:p text:style-name="P570">BR242179195157V</text:p>
        </text:list-item>
        <text:list-item>
          <text:p text:style-name="P571">BR245371229487T</text:p>
        </text:list-item>
        <text:list-item>
          <text:p text:style-name="P572">BR2430886853065</text:p>
        </text:list-item>
        <text:list-item>
          <text:p text:style-name="P573">BR2411265173859</text:p>
        </text:list-item>
        <text:list-item>
          <text:p text:style-name="P574">BR240470034712B</text:p>
        </text:list-item>
        <text:list-item>
          <text:p text:style-name="P575">BR247565728329J</text:p>
        </text:list-item>
        <text:list-item>
          <text:p text:style-name="P576">BR244676054086M</text:p>
        </text:list-item>
        <text:list-item>
          <text:p text:style-name="P577">BR242181419119R</text:p>
        </text:list-item>
        <text:list-item>
          <text:p text:style-name="P578">BR245554324844B</text:p>
        </text:list-item>
        <text:list-item>
          <text:p text:style-name="P579">BR245124904664E</text:p>
        </text:list-item>
        <text:list-item>
          <text:p text:style-name="P580">BR242360452171P</text:p>
        </text:list-item>
        <text:list-item>
          <text:p text:style-name="P581">BR246243991916M</text:p>
        </text:list-item>
        <text:list-item>
          <text:p text:style-name="P582">BR246518416697F</text:p>
        </text:list-item>
        <text:list-item>
          <text:p text:style-name="P583">BR2449427326458</text:p>
        </text:list-item>
        <text:list-item>
          <text:p text:style-name="P584">BR247385117200N</text:p>
        </text:list-item>
        <text:list-item>
          <text:p text:style-name="P585">BR247465855711C</text:p>
        </text:list-item>
        <text:list-item>
          <text:p text:style-name="P586">BR245426002893I</text:p>
        </text:list-item>
        <text:list-item>
          <text:p text:style-name="P587">BR248239712176J</text:p>
        </text:list-item>
        <text:list-item>
          <text:p text:style-name="P588">BR247862121170J</text:p>
        </text:list-item>
        <text:list-item>
          <text:p text:style-name="P589">BR2467474599477</text:p>
        </text:list-item>
        <text:list-item>
          <text:p text:style-name="P590">BR2425027732129</text:p>
        </text:list-item>
        <text:list-item>
          <text:p text:style-name="P591">BR2469522297952</text:p>
        </text:list-item>
        <text:list-item>
          <text:p text:style-name="P592">BR2436209487887</text:p>
        </text:list-item>
        <text:list-item>
          <text:p text:style-name="P593">BR2420534224111</text:p>
        </text:list-item>
        <text:list-item>
          <text:p text:style-name="P594">BR2449713637578</text:p>
        </text:list-item>
        <text:list-item>
          <text:p text:style-name="P595">BR2483684724756</text:p>
        </text:list-item>
        <text:list-item>
          <text:p text:style-name="P596">BR246532540318S</text:p>
        </text:list-item>
        <text:list-item>
          <text:p text:style-name="P597">BR249659250234D</text:p>
        </text:list-item>
        <text:list-item>
          <text:p text:style-name="P598">BR240748757438L</text:p>
        </text:list-item>
        <text:list-item>
          <text:p text:style-name="P599">BR242505494225C</text:p>
        </text:list-item>
        <text:list-item>
          <text:p text:style-name="P600">BR248233734315K</text:p>
        </text:list-item>
        <text:list-item>
          <text:p text:style-name="P601">BR245109934207M</text:p>
        </text:list-item>
        <text:list-item>
          <text:p text:style-name="P602">BR249556004623G</text:p>
        </text:list-item>
        <text:list-item>
          <text:p text:style-name="P603">BR249984559782I</text:p>
        </text:list-item>
        <text:list-item>
          <text:p text:style-name="P604">BR245143413010U</text:p>
        </text:list-item>
        <text:list-item>
          <text:p text:style-name="P605">BR242588107869F</text:p>
        </text:list-item>
        <text:list-item>
          <text:p text:style-name="P606">BR240260567595D</text:p>
        </text:list-item>
        <text:list-item>
          <text:p text:style-name="P607">BR248507050285L</text:p>
        </text:list-item>
        <text:list-item>
          <text:p text:style-name="P608">BR245287020595P</text:p>
        </text:list-item>
        <text:list-item>
          <text:p text:style-name="P609">BR240050446787G</text:p>
        </text:list-item>
        <text:list-item>
          <text:p text:style-name="P610">BR244478975120R</text:p>
        </text:list-item>
        <text:list-item>
          <text:p text:style-name="P611">BR243693405507J</text:p>
        </text:list-item>
        <text:list-item>
          <text:p text:style-name="P612">BR241194711364G</text:p>
        </text:list-item>
        <text:list-item>
          <text:p text:style-name="P613">BR242471038796Z</text:p>
        </text:list-item>
        <text:list-item>
          <text:p text:style-name="P614">BR248289888252N</text:p>
        </text:list-item>
        <text:list-item>
          <text:p text:style-name="P615">BR2438090800103</text:p>
        </text:list-item>
        <text:list-item>
          <text:p text:style-name="P616">BR2423365720099</text:p>
        </text:list-item>
        <text:list-item>
          <text:p text:style-name="P617">BR241432492482E</text:p>
        </text:list-item>
        <text:list-item>
          <text:p text:style-name="P618">BR247146185066A</text:p>
        </text:list-item>
        <text:list-item>
          <text:p text:style-name="P619">BR244818027438A</text:p>
        </text:list-item>
        <text:list-item>
          <text:p text:style-name="P620">BR242089851560G</text:p>
        </text:list-item>
        <text:list-item>
          <text:p text:style-name="P621">BR246639196559F</text:p>
        </text:list-item>
        <text:list-item>
          <text:p text:style-name="P622">BR244611719960J</text:p>
        </text:list-item>
        <text:list-item>
          <text:p text:style-name="P623">BR242373353869E</text:p>
        </text:list-item>
        <text:list-item>
          <text:p text:style-name="P624">BR2487515631160</text:p>
        </text:list-item>
        <text:list-item>
          <text:p text:style-name="P625">BR244600736080K</text:p>
        </text:list-item>
        <text:list-item>
          <text:p text:style-name="P626">BR246742636971J</text:p>
        </text:list-item>
        <text:list-item>
          <text:p text:style-name="P627">BR241272421102F</text:p>
        </text:list-item>
        <text:list-item>
          <text:p text:style-name="P628">BR240103414710T</text:p>
        </text:list-item>
        <text:list-item>
          <text:p text:style-name="P629">BR240668266612S</text:p>
        </text:list-item>
        <text:list-item>
          <text:p text:style-name="P630">BR240931937745O</text:p>
        </text:list-item>
        <text:list-item>
          <text:p text:style-name="P631">BR240474675606L</text:p>
        </text:list-item>
        <text:list-item>
          <text:p text:style-name="P632">BR248717979932L</text:p>
        </text:list-item>
        <text:list-item>
          <text:p text:style-name="P633">BR2463663065925</text:p>
        </text:list-item>
        <text:list-item>
          <text:p text:style-name="P634">BR243530952438G</text:p>
        </text:list-item>
        <text:list-item>
          <text:p text:style-name="P635">BR249882979735L</text:p>
        </text:list-item>
        <text:list-item>
          <text:p text:style-name="P636">BR242206730114K</text:p>
        </text:list-item>
        <text:list-item>
          <text:p text:style-name="P637">BR241576392546E</text:p>
        </text:list-item>
        <text:list-item>
          <text:p text:style-name="P638">BR240951998053O</text:p>
        </text:list-item>
        <text:list-item>
          <text:p text:style-name="P639">BR249533525841O</text:p>
        </text:list-item>
        <text:list-item>
          <text:p text:style-name="P640">BR240824311213R</text:p>
        </text:list-item>
        <text:list-item>
          <text:p text:style-name="P641">BR245176096670V</text:p>
        </text:list-item>
        <text:list-item>
          <text:p text:style-name="P642">BR2420507904302</text:p>
        </text:list-item>
        <text:list-item>
          <text:p text:style-name="P643">BR246212095914L</text:p>
        </text:list-item>
        <text:list-item>
          <text:p text:style-name="P644">BR2430154719606</text:p>
        </text:list-item>
        <text:list-item>
          <text:p text:style-name="P645">BR241888377118P</text:p>
        </text:list-item>
        <text:list-item>
          <text:p text:style-name="P646">BR246261793543C</text:p>
        </text:list-item>
        <text:list-item>
          <text:p text:style-name="P647">BR244564322605M</text:p>
        </text:list-item>
        <text:list-item>
          <text:p text:style-name="P648">BR249497197164Q</text:p>
        </text:list-item>
        <text:list-item>
          <text:p text:style-name="P649">BR247592393316T</text:p>
        </text:list-item>
        <text:list-item>
          <text:p text:style-name="P650">BR240353922170K</text:p>
        </text:list-item>
        <text:list-item>
          <text:p text:style-name="P651">BR248206151776O</text:p>
        </text:list-item>
        <text:list-item>
          <text:p text:style-name="P652">BR2464352409931</text:p>
        </text:list-item>
        <text:list-item>
          <text:p text:style-name="P653">BR246469558235T</text:p>
        </text:list-item>
        <text:list-item>
          <text:p text:style-name="P654">BR2470968838649</text:p>
        </text:list-item>
        <text:list-item>
          <text:p text:style-name="P655">BR249794824552C</text:p>
        </text:list-item>
        <text:list-item>
          <text:p text:style-name="P656">BR245631595879J</text:p>
        </text:list-item>
        <text:list-item>
          <text:p text:style-name="P657">BR249165379162Y</text:p>
        </text:list-item>
        <text:list-item>
          <text:p text:style-name="P658">BR243573479462C</text:p>
        </text:list-item>
        <text:list-item>
          <text:p text:style-name="P659">BR249880255583F</text:p>
        </text:list-item>
        <text:list-item>
          <text:p text:style-name="P660">BR244409178340L</text:p>
        </text:list-item>
        <text:list-item>
          <text:p text:style-name="P661">BR243908843105D</text:p>
        </text:list-item>
        <text:list-item>
          <text:p text:style-name="P662">BR242735858704N</text:p>
        </text:list-item>
        <text:list-item>
          <text:p text:style-name="P663">BR248523180866A</text:p>
        </text:list-item>
        <text:list-item>
          <text:p text:style-name="P664">BR248231569399G</text:p>
        </text:list-item>
        <text:list-item>
          <text:p text:style-name="P665">BR240278368386J</text:p>
        </text:list-item>
        <text:list-item>
          <text:p text:style-name="P666">BR2427761643014</text:p>
        </text:list-item>
        <text:list-item>
          <text:p text:style-name="P667">BR249337070262U</text:p>
        </text:list-item>
        <text:list-item>
          <text:p text:style-name="P668">BR242281468238W</text:p>
        </text:list-item>
        <text:list-item>
          <text:p text:style-name="P669">BR248564856913J</text:p>
        </text:list-item>
        <text:list-item>
          <text:p text:style-name="P670">BR249177279253V</text:p>
        </text:list-item>
        <text:list-item>
          <text:p text:style-name="P671">BR241953985306U</text:p>
        </text:list-item>
        <text:list-item>
          <text:p text:style-name="P672">BR246116671122C</text:p>
        </text:list-item>
        <text:list-item>
          <text:p text:style-name="P673">BR245072368904C</text:p>
        </text:list-item>
        <text:list-item>
          <text:p text:style-name="P674">BR249417352755S</text:p>
        </text:list-item>
        <text:list-item>
          <text:p text:style-name="P675">BR2480521367225</text:p>
        </text:list-item>
        <text:list-item>
          <text:p text:style-name="P676">BR247120664737L</text:p>
        </text:list-item>
        <text:list-item>
          <text:p text:style-name="P677">BR248161365091D</text:p>
        </text:list-item>
        <text:list-item>
          <text:p text:style-name="P678">BR246239247828O</text:p>
        </text:list-item>
        <text:list-item>
          <text:p text:style-name="P679">BR2476672896226</text:p>
        </text:list-item>
        <text:list-item>
          <text:p text:style-name="P680">BR240059113419Z</text:p>
        </text:list-item>
        <text:list-item>
          <text:p text:style-name="P681">BR2427938343701</text:p>
        </text:list-item>
        <text:list-item>
          <text:p text:style-name="P682">BR249168851781U</text:p>
        </text:list-item>
        <text:list-item>
          <text:p text:style-name="P683">BR249191789065R</text:p>
        </text:list-item>
        <text:list-item>
          <text:p text:style-name="P684">BR2454796890506</text:p>
        </text:list-item>
        <text:list-item>
          <text:p text:style-name="P685">BR2458348689708</text:p>
        </text:list-item>
        <text:list-item>
          <text:p text:style-name="P686">BR2457010746536</text:p>
        </text:list-item>
        <text:list-item>
          <text:p text:style-name="P687">BR248210764412P</text:p>
        </text:list-item>
        <text:list-item>
          <text:p text:style-name="P688">BR248708304367O</text:p>
        </text:list-item>
        <text:list-item>
          <text:p text:style-name="P689">BR241652886564I</text:p>
        </text:list-item>
        <text:list-item>
          <text:p text:style-name="P690">BR244761644633T</text:p>
        </text:list-item>
        <text:list-item>
          <text:p text:style-name="P691">BR247411086682S</text:p>
        </text:list-item>
        <text:list-item>
          <text:p text:style-name="P692">BR240238925322N</text:p>
        </text:list-item>
        <text:list-item>
          <text:p text:style-name="P693">BR246685503293N</text:p>
        </text:list-item>
        <text:list-item>
          <text:p text:style-name="P694">BR249302602296Q</text:p>
        </text:list-item>
        <text:list-item>
          <text:p text:style-name="P695">BR241627088771Z</text:p>
        </text:list-item>
        <text:list-item>
          <text:p text:style-name="P696">BR2454365372791</text:p>
        </text:list-item>
        <text:list-item>
          <text:p text:style-name="P697">BR246334834724I</text:p>
        </text:list-item>
        <text:list-item>
          <text:p text:style-name="P698">BR247076440406A</text:p>
        </text:list-item>
        <text:list-item>
          <text:p text:style-name="P699">BR243223495508V</text:p>
        </text:list-item>
        <text:list-item>
          <text:p text:style-name="P700">BR246654708536W</text:p>
        </text:list-item>
        <text:list-item>
          <text:p text:style-name="P701">BR246800045909N</text:p>
        </text:list-item>
        <text:list-item>
          <text:p text:style-name="P702">BR245622256607U</text:p>
        </text:list-item>
        <text:list-item>
          <text:p text:style-name="P703">BR246893835612D</text:p>
        </text:list-item>
        <text:list-item>
          <text:p text:style-name="P704">BR2434355523413</text:p>
        </text:list-item>
        <text:list-item>
          <text:p text:style-name="P705">BR2487825034703</text:p>
        </text:list-item>
        <text:list-item>
          <text:p text:style-name="P706">BR2497852145416</text:p>
        </text:list-item>
        <text:list-item>
          <text:p text:style-name="P707">BR2499448480593</text:p>
        </text:list-item>
        <text:list-item>
          <text:p text:style-name="P708">BR240474569676H</text:p>
        </text:list-item>
        <text:list-item>
          <text:p text:style-name="P709">BR2430537929570</text:p>
        </text:list-item>
        <text:list-item>
          <text:p text:style-name="P710">BR243457542936D</text:p>
        </text:list-item>
        <text:list-item>
          <text:p text:style-name="P711">BR247698867825L</text:p>
        </text:list-item>
        <text:list-item>
          <text:p text:style-name="P712">BR243915078848R</text:p>
        </text:list-item>
        <text:list-item>
          <text:p text:style-name="P713">BR2425716271823</text:p>
        </text:list-item>
        <text:list-item>
          <text:p text:style-name="P714">BR2449295205249</text:p>
        </text:list-item>
        <text:list-item>
          <text:p text:style-name="P715">BR240555684484D</text:p>
        </text:list-item>
        <text:list-item>
          <text:p text:style-name="P716">BR2407297091183</text:p>
        </text:list-item>
        <text:list-item>
          <text:p text:style-name="P717">BR2477256360147</text:p>
        </text:list-item>
        <text:list-item>
          <text:p text:style-name="P718">BR248494955533A</text:p>
        </text:list-item>
        <text:list-item>
          <text:p text:style-name="P719">BR2435640877319</text:p>
        </text:list-item>
        <text:list-item>
          <text:p text:style-name="P720">BR242964477656Y</text:p>
        </text:list-item>
        <text:list-item>
          <text:p text:style-name="P721">BR2495118504546</text:p>
        </text:list-item>
        <text:list-item>
          <text:p text:style-name="P722">BR242354216213W</text:p>
        </text:list-item>
        <text:list-item>
          <text:p text:style-name="P723">BR248957127582L</text:p>
        </text:list-item>
        <text:list-item>
          <text:p text:style-name="P724">BR247390491397W</text:p>
        </text:list-item>
        <text:list-item>
          <text:p text:style-name="P725">BR241745229740U</text:p>
        </text:list-item>
        <text:list-item>
          <text:p text:style-name="P726">BR245398386955M</text:p>
        </text:list-item>
        <text:list-item>
          <text:p text:style-name="P727">BR246776673322C</text:p>
        </text:list-item>
        <text:list-item>
          <text:p text:style-name="P728">BR240962398536Z</text:p>
        </text:list-item>
        <text:list-item>
          <text:p text:style-name="P729">BR2449518057143</text:p>
        </text:list-item>
        <text:list-item>
          <text:p text:style-name="P730">BR243541457826X</text:p>
        </text:list-item>
        <text:list-item>
          <text:p text:style-name="P731">BR2472890450609</text:p>
        </text:list-item>
        <text:list-item>
          <text:p text:style-name="P732">BR241239227714B</text:p>
        </text:list-item>
        <text:list-item>
          <text:p text:style-name="P733">BR247812591587I</text:p>
        </text:list-item>
        <text:list-item>
          <text:p text:style-name="P734">BR242065439593Q</text:p>
        </text:list-item>
        <text:list-item>
          <text:p text:style-name="P735">BR248405767716M</text:p>
        </text:list-item>
        <text:list-item>
          <text:p text:style-name="P736">BR247070466020H</text:p>
        </text:list-item>
        <text:list-item>
          <text:p text:style-name="P737">BR245455697205V</text:p>
        </text:list-item>
        <text:list-item>
          <text:p text:style-name="P738">BR2490368830111</text:p>
        </text:list-item>
        <text:list-item>
          <text:p text:style-name="P739">BR244681547108R</text:p>
        </text:list-item>
        <text:list-item>
          <text:p text:style-name="P740">BR244190708965W</text:p>
        </text:list-item>
        <text:list-item>
          <text:p text:style-name="P741">BR2463983033261</text:p>
        </text:list-item>
        <text:list-item>
          <text:p text:style-name="P742">BR240899657537Q</text:p>
        </text:list-item>
        <text:list-item>
          <text:p text:style-name="P743">BR2453945078145</text:p>
        </text:list-item>
        <text:list-item>
          <text:p text:style-name="P744">BR2469359963104</text:p>
        </text:list-item>
        <text:list-item>
          <text:p text:style-name="P745">BR242022487202V</text:p>
        </text:list-item>
        <text:list-item>
          <text:p text:style-name="P746">BR245302205707E</text:p>
        </text:list-item>
        <text:list-item>
          <text:p text:style-name="P747">BR245799325011B</text:p>
        </text:list-item>
        <text:list-item>
          <text:p text:style-name="P748">BR2465961573096</text:p>
        </text:list-item>
        <text:list-item>
          <text:p text:style-name="P749">BR2496438789242</text:p>
        </text:list-item>
        <text:list-item>
          <text:p text:style-name="P750">BR247278980267J</text:p>
        </text:list-item>
        <text:list-item>
          <text:p text:style-name="P751">BR2475714017355</text:p>
        </text:list-item>
        <text:list-item>
          <text:p text:style-name="P752">BR248298886740A</text:p>
        </text:list-item>
        <text:list-item>
          <text:p text:style-name="P753">BR2433163599725</text:p>
        </text:list-item>
        <text:list-item>
          <text:p text:style-name="P754">BR249707622778C</text:p>
        </text:list-item>
        <text:list-item>
          <text:p text:style-name="P755">BR247373922040R</text:p>
        </text:list-item>
        <text:list-item>
          <text:p text:style-name="P756">BR246712576235V</text:p>
        </text:list-item>
        <text:list-item>
          <text:p text:style-name="P757">BR240854094898F</text:p>
        </text:list-item>
        <text:list-item>
          <text:p text:style-name="P758">BR248897041484D</text:p>
        </text:list-item>
        <text:list-item>
          <text:p text:style-name="P759">BR249435046182C</text:p>
        </text:list-item>
        <text:list-item>
          <text:p text:style-name="P760">BR241083109382X</text:p>
        </text:list-item>
        <text:list-item>
          <text:p text:style-name="P761">BR248391340839N</text:p>
        </text:list-item>
        <text:list-item>
          <text:p text:style-name="P762">BR2424132045448</text:p>
        </text:list-item>
        <text:list-item>
          <text:p text:style-name="P763">BR248894534168T</text:p>
        </text:list-item>
        <text:list-item>
          <text:p text:style-name="P764">BR243373813108Q</text:p>
        </text:list-item>
        <text:list-item>
          <text:p text:style-name="P765">BR243566052011Z</text:p>
        </text:list-item>
        <text:list-item>
          <text:p text:style-name="P766">BR2437473913065</text:p>
        </text:list-item>
        <text:list-item>
          <text:p text:style-name="P767">BR241988903250P</text:p>
        </text:list-item>
        <text:list-item>
          <text:p text:style-name="P768">BR246921857079A</text:p>
        </text:list-item>
        <text:list-item>
          <text:p text:style-name="P769">BR2433143007782</text:p>
        </text:list-item>
        <text:list-item>
          <text:p text:style-name="P770">BR243810569007Q</text:p>
        </text:list-item>
        <text:list-item>
          <text:p text:style-name="P771">BR249448998378K</text:p>
        </text:list-item>
        <text:list-item>
          <text:p text:style-name="P772">BR247158860410L</text:p>
        </text:list-item>
        <text:list-item>
          <text:p text:style-name="P773">BR246340456300W</text:p>
        </text:list-item>
        <text:list-item>
          <text:p text:style-name="P774">BR245366229497S</text:p>
        </text:list-item>
        <text:list-item>
          <text:p text:style-name="P775">BR247986678835Q</text:p>
        </text:list-item>
        <text:list-item>
          <text:p text:style-name="P776">BR240395290464W</text:p>
        </text:list-item>
        <text:list-item>
          <text:p text:style-name="P777">BR248246660918W</text:p>
        </text:list-item>
        <text:list-item>
          <text:p text:style-name="P778">BR2417881657097</text:p>
        </text:list-item>
        <text:list-item>
          <text:p text:style-name="P779">BR2411873968357</text:p>
        </text:list-item>
        <text:list-item>
          <text:p text:style-name="P780">BR2475965559512</text:p>
        </text:list-item>
        <text:list-item>
          <text:p text:style-name="P781">BR2439435336762</text:p>
        </text:list-item>
        <text:list-item>
          <text:p text:style-name="P782">BR242959365253Z</text:p>
        </text:list-item>
        <text:list-item>
          <text:p text:style-name="P783">BR244431376262H</text:p>
        </text:list-item>
        <text:list-item>
          <text:p text:style-name="P784">BR246997490844C</text:p>
        </text:list-item>
        <text:list-item>
          <text:p text:style-name="P785">BR2428836383644</text:p>
        </text:list-item>
        <text:list-item>
          <text:p text:style-name="P786">BR249439219469L</text:p>
        </text:list-item>
        <text:list-item>
          <text:p text:style-name="P787">BR242978446736I</text:p>
        </text:list-item>
        <text:list-item>
          <text:p text:style-name="P788">BR247235612891X</text:p>
        </text:list-item>
        <text:list-item>
          <text:p text:style-name="P789">BR2464746242840</text:p>
        </text:list-item>
        <text:list-item>
          <text:p text:style-name="P790">BR2484299852940</text:p>
        </text:list-item>
        <text:list-item>
          <text:p text:style-name="P791">BR2445560443744</text:p>
        </text:list-item>
        <text:list-item>
          <text:p text:style-name="P792">BR2426906742104</text:p>
        </text:list-item>
        <text:list-item>
          <text:p text:style-name="P793">BR2487678073975</text:p>
        </text:list-item>
        <text:list-item>
          <text:p text:style-name="P794">BR241832499054W</text:p>
        </text:list-item>
        <text:list-item>
          <text:p text:style-name="P795">BR240199541617G</text:p>
        </text:list-item>
        <text:list-item>
          <text:p text:style-name="P796">BR2417050840969</text:p>
        </text:list-item>
        <text:list-item>
          <text:p text:style-name="P797">BR242339310218S</text:p>
        </text:list-item>
        <text:list-item>
          <text:p text:style-name="P798">BR2410525433339</text:p>
        </text:list-item>
        <text:list-item>
          <text:p text:style-name="P799">BR2490709591753</text:p>
        </text:list-item>
        <text:list-item>
          <text:p text:style-name="P800">BR241671356626D</text:p>
        </text:list-item>
        <text:list-item>
          <text:p text:style-name="P801">BR246426646512P</text:p>
        </text:list-item>
        <text:list-item>
          <text:p text:style-name="P802">BR240468104687X</text:p>
        </text:list-item>
        <text:list-item>
          <text:p text:style-name="P803">BR240673185150I</text:p>
        </text:list-item>
        <text:list-item>
          <text:p text:style-name="P804">BR2414933798652</text:p>
        </text:list-item>
        <text:list-item>
          <text:p text:style-name="P805">BR2479485247871</text:p>
        </text:list-item>
        <text:list-item>
          <text:p text:style-name="P806">BR2459629829757</text:p>
        </text:list-item>
        <text:list-item>
          <text:p text:style-name="P807">BR2441629605524</text:p>
        </text:list-item>
        <text:list-item>
          <text:p text:style-name="P808">BR2418188958437</text:p>
        </text:list-item>
        <text:list-item>
          <text:p text:style-name="P809">BR247582321643A</text:p>
        </text:list-item>
        <text:list-item>
          <text:p text:style-name="P810">BR249737760120V</text:p>
        </text:list-item>
        <text:list-item>
          <text:p text:style-name="P811">BR2458860949897</text:p>
        </text:list-item>
        <text:list-item>
          <text:p text:style-name="P812">BR2483574221916</text:p>
        </text:list-item>
        <text:list-item>
          <text:p text:style-name="P813">BR2444871786565</text:p>
        </text:list-item>
        <text:list-item>
          <text:p text:style-name="P814">BR246729168538A</text:p>
        </text:list-item>
        <text:list-item>
          <text:p text:style-name="P815">BR245705031788E</text:p>
        </text:list-item>
        <text:list-item>
          <text:p text:style-name="P816">BR241059694411Y</text:p>
        </text:list-item>
        <text:list-item>
          <text:p text:style-name="P817">BR242919395178Z</text:p>
        </text:list-item>
        <text:list-item>
          <text:p text:style-name="P818">BR244220343832Z</text:p>
        </text:list-item>
        <text:list-item>
          <text:p text:style-name="P819">BR249428503677G</text:p>
        </text:list-item>
        <text:list-item>
          <text:p text:style-name="P820">BR2433118878248</text:p>
        </text:list-item>
        <text:list-item>
          <text:p text:style-name="P821">BR2488074631686</text:p>
        </text:list-item>
        <text:list-item>
          <text:p text:style-name="P822">BR2457032046613</text:p>
        </text:list-item>
        <text:list-item>
          <text:p text:style-name="P823">BR2467916818380</text:p>
        </text:list-item>
        <text:list-item>
          <text:p text:style-name="P824">BR242148453366H</text:p>
        </text:list-item>
        <text:list-item>
          <text:p text:style-name="P825">BR2455199636478</text:p>
        </text:list-item>
        <text:list-item>
          <text:p text:style-name="P826">BR2439788746527</text:p>
        </text:list-item>
        <text:list-item>
          <text:p text:style-name="P827">BR241368795498A</text:p>
        </text:list-item>
        <text:list-item>
          <text:p text:style-name="P828">BR240800903538Y</text:p>
        </text:list-item>
        <text:list-item>
          <text:p text:style-name="P829">BR249671566998Z</text:p>
        </text:list-item>
        <text:list-item>
          <text:p text:style-name="P830">BR245389800079I</text:p>
        </text:list-item>
        <text:list-item>
          <text:p text:style-name="P831">BR249757690808K</text:p>
        </text:list-item>
        <text:list-item>
          <text:p text:style-name="P832">BR2467562123966</text:p>
        </text:list-item>
        <text:list-item>
          <text:p text:style-name="P833">BR245184877401I</text:p>
        </text:list-item>
        <text:list-item>
          <text:p text:style-name="P834">BR2462994513968</text:p>
        </text:list-item>
        <text:list-item>
          <text:p text:style-name="P835">BR247330695354D</text:p>
        </text:list-item>
        <text:list-item>
          <text:p text:style-name="P836">BR241284783177B</text:p>
        </text:list-item>
        <text:list-item>
          <text:p text:style-name="P837">BR2489457834452</text:p>
        </text:list-item>
        <text:list-item>
          <text:p text:style-name="P838">BR246806229170I</text:p>
        </text:list-item>
        <text:list-item>
          <text:p text:style-name="P839">BR2495193103431</text:p>
        </text:list-item>
        <text:list-item>
          <text:p text:style-name="P840">BR2489373063675</text:p>
        </text:list-item>
        <text:list-item>
          <text:p text:style-name="P841">BR2489404204433</text:p>
        </text:list-item>
        <text:list-item>
          <text:p text:style-name="P842">BR243136558922E</text:p>
        </text:list-item>
        <text:list-item>
          <text:p text:style-name="P843">BR245907780092U</text:p>
        </text:list-item>
        <text:list-item>
          <text:p text:style-name="P844">BR249488857341B</text:p>
        </text:list-item>
        <text:list-item>
          <text:p text:style-name="P845">BR246649227841G</text:p>
        </text:list-item>
        <text:list-item>
          <text:p text:style-name="P846">BR249953427213D</text:p>
        </text:list-item>
        <text:list-item>
          <text:p text:style-name="P847">BR246785780633F</text:p>
        </text:list-item>
        <text:list-item>
          <text:p text:style-name="P848">BR247893088148E</text:p>
        </text:list-item>
        <text:list-item>
          <text:p text:style-name="P849">BR241545173233U</text:p>
        </text:list-item>
        <text:list-item>
          <text:p text:style-name="P850">BR247172755339R</text:p>
        </text:list-item>
        <text:list-item>
          <text:p text:style-name="P851">BR242865203887J</text:p>
        </text:list-item>
        <text:list-item>
          <text:p text:style-name="P852">BR2429256960991</text:p>
        </text:list-item>
        <text:list-item>
          <text:p text:style-name="P853">BR2485539874862</text:p>
        </text:list-item>
        <text:list-item>
          <text:p text:style-name="P854">BR2481162362277</text:p>
        </text:list-item>
        <text:list-item>
          <text:p text:style-name="P855">BR2451553666730</text:p>
        </text:list-item>
        <text:list-item>
          <text:p text:style-name="P856">BR247992027812A</text:p>
        </text:list-item>
        <text:list-item>
          <text:p text:style-name="P857">BR2473676877827</text:p>
        </text:list-item>
        <text:list-item>
          <text:p text:style-name="P858">BR2442790953376</text:p>
        </text:list-item>
        <text:list-item>
          <text:p text:style-name="P859">BR248184266446G</text:p>
        </text:list-item>
        <text:list-item>
          <text:p text:style-name="P860">BR2436901874853</text:p>
        </text:list-item>
        <text:list-item>
          <text:p text:style-name="P861">BR2443175475978</text:p>
        </text:list-item>
        <text:list-item>
          <text:p text:style-name="P862">BR2447274464644</text:p>
        </text:list-item>
        <text:list-item>
          <text:p text:style-name="P863">BR245157452417A</text:p>
        </text:list-item>
        <text:list-item>
          <text:p text:style-name="P864">BR243940486388D</text:p>
        </text:list-item>
        <text:list-item>
          <text:p text:style-name="P865">BR248119925517K</text:p>
        </text:list-item>
        <text:list-item>
          <text:p text:style-name="P866">BR245112263430C</text:p>
        </text:list-item>
        <text:list-item>
          <text:p text:style-name="P867">BR2443137712418</text:p>
        </text:list-item>
        <text:list-item>
          <text:p text:style-name="P868">BR2408339482917</text:p>
        </text:list-item>
        <text:list-item>
          <text:p text:style-name="P869">BR249583073592F</text:p>
        </text:list-item>
        <text:list-item>
          <text:p text:style-name="P870">BR2438940001021</text:p>
        </text:list-item>
        <text:list-item>
          <text:p text:style-name="P871">BR241649346584B</text:p>
        </text:list-item>
        <text:list-item>
          <text:p text:style-name="P872">BR2400212137866</text:p>
        </text:list-item>
        <text:list-item>
          <text:p text:style-name="P873">BR246068786420Y</text:p>
        </text:list-item>
        <text:list-item>
          <text:p text:style-name="P874">BR240359089685Z</text:p>
        </text:list-item>
        <text:list-item>
          <text:p text:style-name="P875">BR2459974082016</text:p>
        </text:list-item>
        <text:list-item>
          <text:p text:style-name="P876">BR245670196651W</text:p>
        </text:list-item>
        <text:list-item>
          <text:p text:style-name="P877">BR2494410513594</text:p>
        </text:list-item>
        <text:list-item>
          <text:p text:style-name="P878">BR242679139427A</text:p>
        </text:list-item>
        <text:list-item>
          <text:p text:style-name="P879">BR2426291452841</text:p>
        </text:list-item>
        <text:list-item>
          <text:p text:style-name="P880">BR244863304134R</text:p>
        </text:list-item>
        <text:list-item>
          <text:p text:style-name="P881">BR248840555720I</text:p>
        </text:list-item>
        <text:list-item>
          <text:p text:style-name="P882">BR249715648191W</text:p>
        </text:list-item>
        <text:list-item>
          <text:p text:style-name="P883">BR245547575797E</text:p>
        </text:list-item>
        <text:list-item>
          <text:p text:style-name="P884">BR247371285906J</text:p>
        </text:list-item>
        <text:list-item>
          <text:p text:style-name="P885">BR245774472401C</text:p>
        </text:list-item>
        <text:list-item>
          <text:p text:style-name="P886">BR2489315343029</text:p>
        </text:list-item>
        <text:list-item>
          <text:p text:style-name="P887">BR2412255657979</text:p>
        </text:list-item>
        <text:list-item>
          <text:p text:style-name="P888">BR243396501291B</text:p>
        </text:list-item>
        <text:list-item>
          <text:p text:style-name="P889">BR246019707817G</text:p>
        </text:list-item>
        <text:list-item>
          <text:p text:style-name="P890">BR244751383762A</text:p>
        </text:list-item>
        <text:list-item>
          <text:p text:style-name="P891">BR248510021741D</text:p>
        </text:list-item>
        <text:list-item>
          <text:p text:style-name="P892">BR2434864319573</text:p>
        </text:list-item>
        <text:list-item>
          <text:p text:style-name="P893">BR242766434230X</text:p>
        </text:list-item>
        <text:list-item>
          <text:p text:style-name="P894">BR242194564229H</text:p>
        </text:list-item>
        <text:list-item>
          <text:p text:style-name="P895">BR248592885672E</text:p>
        </text:list-item>
        <text:list-item>
          <text:p text:style-name="P896">BR243934698155D</text:p>
        </text:list-item>
        <text:list-item>
          <text:p text:style-name="P897">BR244374959560F</text:p>
        </text:list-item>
        <text:list-item>
          <text:p text:style-name="P898">BR249446670686D</text:p>
        </text:list-item>
        <text:list-item>
          <text:p text:style-name="P899">BR240062630721S</text:p>
        </text:list-item>
        <text:list-item>
          <text:p text:style-name="P900">BR2445112385318</text:p>
        </text:list-item>
        <text:list-item>
          <text:p text:style-name="P901">BR2419211621537</text:p>
        </text:list-item>
        <text:list-item>
          <text:p text:style-name="P902">BR247625629894I</text:p>
        </text:list-item>
        <text:list-item>
          <text:p text:style-name="P903">BR243010183687O</text:p>
        </text:list-item>
        <text:list-item>
          <text:p text:style-name="P904">BR2436404186053</text:p>
        </text:list-item>
        <text:list-item>
          <text:p text:style-name="P905">BR246534260544Y</text:p>
        </text:list-item>
        <text:list-item>
          <text:p text:style-name="P906">BR245530761928C</text:p>
        </text:list-item>
        <text:list-item>
          <text:p text:style-name="P907">BR243491047043F</text:p>
        </text:list-item>
        <text:list-item>
          <text:p text:style-name="P908">BR2424525218608</text:p>
        </text:list-item>
        <text:list-item>
          <text:p text:style-name="P909">BR244500297230V</text:p>
        </text:list-item>
        <text:list-item>
          <text:p text:style-name="P910">BR244590320225Y</text:p>
        </text:list-item>
        <text:list-item>
          <text:p text:style-name="P911">BR247557432552C</text:p>
        </text:list-item>
        <text:list-item>
          <text:p text:style-name="P912"><text:span text:style-name="T913">BR242830600429C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style:vertical-align="auto" fo:margin-top="0.1666in" fo:margin-bottom="0in" fo:line-height="107%"/>
      <style:text-properties style:font-name="Calibri Light" style:font-name-asian="Times New Roman" style:font-name-complex="Times New Roman" fo:color="#2F5496" style:letter-kerning="true" fo:font-size="16pt" style:font-size-asian="16pt" style:font-size-complex="16pt" fo:hyphenate="false"/>
    </style:style>
    <style:style style:name="Normal" style:display-name="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úmerodelinha" style:display-name="Número de linha" style:family="text" style:parent-style-name="Fonteparág.padrão"/>
    <style:style style:name="Textodenotadefim" style:display-name="Texto de nota de fim" style:family="paragraph" style:parent-style-name="Normal">
      <style:paragraph-properties fo:margin-bottom="0in"/>
      <style:text-properties style:font-size-complex="10pt" fo:hyphenate="false"/>
    </style:style>
    <style:style style:name="TextodenotadefimChar" style:display-name="Texto de nota de fim Char" style:family="text" style:parent-style-name="Fonteparág.padrão">
      <style:text-properties fo:font-size="10pt" style:font-size-asian="10pt" style:font-size-complex="10pt"/>
    </style:style>
    <style:style style:name="Ref.denotadefim" style:display-name="Ref. de nota de fim" style:family="text" style:parent-style-name="Fonteparág.padrão">
      <style:text-properties style:text-position="super 63.6%"/>
    </style:style>
    <style:style style:name="Fonteparág.padrão1" style:display-name="Fonte parág. padrão1" style:family="text"/>
    <style:style style:name="LO-Normal" style:display-name="LO-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5in" fo:margin-bottom="0in" fo:margin-right="0.5in" style:num-format="1" style:writing-mode="lr-tb">
        <style:columns fo:column-count="4" fo:column-gap="0.4923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62in"/>
      </style:header-style>
      <style:footer-style>
        <style:header-footer-properties style:dynamic-spacing="true" fo:min-height="0.5in"/>
      </style:footer-style>
    </style:page-layout>
    <style:style style:name="P2" style:parent-style-name="LO-Normal" style:family="paragraph">
      <style:paragraph-properties fo:margin-bottom="0in" fo:margin-right="-1.1812in"/>
    </style:style>
    <style:style style:name="T3" style:parent-style-name="Fonteparág.padrão" style:family="text">
      <style:text-properties style:language-asian="pt" style:country-asian="BR"/>
    </style:style>
    <style:style style:name="T4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5" style:parent-style-name="Fonteparág.padrão" style:family="text">
      <style:text-properties style:language-asian="pt" style:country-asian="BR"/>
    </style:style>
    <style:style style:name="TableColumn7" style:family="table-column">
      <style:table-column-properties style:column-width="0.0527in" style:use-optimal-column-width="false"/>
    </style:style>
    <style:style style:name="TableColumn8" style:family="table-column">
      <style:table-column-properties style:column-width="0.1972in" style:use-optimal-column-width="false"/>
    </style:style>
    <style:style style:name="TableColumn9" style:family="table-column">
      <style:table-column-properties style:column-width="0.8861in" style:use-optimal-column-width="false"/>
    </style:style>
    <style:style style:name="TableColumn10" style:family="table-column">
      <style:table-column-properties style:column-width="0.0527in" style:use-optimal-column-width="false"/>
    </style:style>
    <style:style style:name="TableColumn11" style:family="table-column">
      <style:table-column-properties style:column-width="0.1437in" style:use-optimal-column-width="false"/>
    </style:style>
    <style:style style:name="TableColumn12" style:family="table-column">
      <style:table-column-properties style:column-width="0.2423in" style:use-optimal-column-width="false"/>
    </style:style>
    <style:style style:name="TableColumn13" style:family="table-column">
      <style:table-column-properties style:column-width="0.0986in" style:use-optimal-column-width="false"/>
    </style:style>
    <style:style style:name="TableColumn14" style:family="table-column">
      <style:table-column-properties style:column-width="0.4895in" style:use-optimal-column-width="false"/>
    </style:style>
    <style:style style:name="TableColumn15" style:family="table-column">
      <style:table-column-properties style:column-width="0.0187in" style:use-optimal-column-width="false"/>
    </style:style>
    <style:style style:name="TableColumn16" style:family="table-column">
      <style:table-column-properties style:column-width="0.0895in" style:use-optimal-column-width="false"/>
    </style:style>
    <style:style style:name="TableColumn17" style:family="table-column">
      <style:table-column-properties style:column-width="0.1361in" style:use-optimal-column-width="false"/>
    </style:style>
    <style:style style:name="TableColumn18" style:family="table-column">
      <style:table-column-properties style:column-width="0.0611in" style:use-optimal-column-width="false"/>
    </style:style>
    <style:style style:name="TableColumn19" style:family="table-column">
      <style:table-column-properties style:column-width="0.2951in" style:use-optimal-column-width="false"/>
    </style:style>
    <style:style style:name="TableColumn20" style:family="table-column">
      <style:table-column-properties style:column-width="1.0756in" style:use-optimal-column-width="false"/>
    </style:style>
    <style:style style:name="TableColumn21" style:family="table-column">
      <style:table-column-properties style:column-width="0.1965in" style:use-optimal-column-width="false"/>
    </style:style>
    <style:style style:name="TableColumn22" style:family="table-column">
      <style:table-column-properties style:column-width="0.1201in" style:use-optimal-column-width="false"/>
    </style:style>
    <style:style style:name="TableColumn23" style:family="table-column">
      <style:table-column-properties style:column-width="0.1826in" style:use-optimal-column-width="false"/>
    </style:style>
    <style:style style:name="TableColumn24" style:family="table-column">
      <style:table-column-properties style:column-width="0.5465in" style:use-optimal-column-width="false"/>
    </style:style>
    <style:style style:name="TableColumn25" style:family="table-column">
      <style:table-column-properties style:column-width="0.0895in" style:use-optimal-column-width="false"/>
    </style:style>
    <style:style style:name="TableColumn26" style:family="table-column">
      <style:table-column-properties style:column-width="0.1972in" style:use-optimal-column-width="false"/>
    </style:style>
    <style:style style:name="TableColumn27" style:family="table-column">
      <style:table-column-properties style:column-width="0.2951in" style:use-optimal-column-width="false"/>
    </style:style>
    <style:style style:name="TableColumn28" style:family="table-column">
      <style:table-column-properties style:column-width="1.3923in" style:use-optimal-column-width="false"/>
    </style:style>
    <style:style style:name="TableColumn29" style:family="table-column">
      <style:table-column-properties style:column-width="0.1826in" style:use-optimal-column-width="false"/>
    </style:style>
    <style:style style:name="TableColumn30" style:family="table-column">
      <style:table-column-properties style:column-width="0.8333in" style:use-optimal-column-width="false"/>
    </style:style>
    <style:style style:name="Table6" style:family="table">
      <style:table-properties style:width="7.8756in" fo:margin-left="-0.3006in" table:align="left"/>
    </style:style>
    <style:style style:name="TableRow31" style:family="table-row">
      <style:table-row-properties style:min-row-height="0.1965in" style:use-optimal-row-height="false"/>
    </style:style>
    <style:style style:name="TableCell32" style:family="table-cell">
      <style:table-cell-properties fo:border="none" style:writing-mode="lr-tb" fo:padding-top="0in" fo:padding-left="0.0069in" fo:padding-bottom="0in" fo:padding-right="0.0069in"/>
    </style:style>
    <style:style style:name="P33" style:parent-style-name="LO-Normal" style:family="paragraph">
      <style:paragraph-properties fo:text-align="center" fo:margin-bottom="0in"/>
    </style:style>
    <style:style style:name="TableCell34" style:family="table-cell">
      <style:table-cell-properties fo:border="none" style:writing-mode="lr-tb" fo:padding-top="0in" fo:padding-left="0.0069in" fo:padding-bottom="0in" fo:padding-right="0.0069in"/>
    </style:style>
    <style:style style:name="P35" style:parent-style-name="LO-Normal" style:family="paragraph">
      <style:paragraph-properties fo:text-align="center" fo:margin-bottom="0in"/>
    </style:style>
    <style:style style:name="TableCell36" style:family="table-cell">
      <style:table-cell-properties fo:border="none" style:writing-mode="lr-tb" fo:padding-top="0in" fo:padding-left="0.0069in" fo:padding-bottom="0in" fo:padding-right="0.0069in"/>
    </style:style>
    <style:style style:name="P37" style:parent-style-name="LO-Normal" style:family="paragraph">
      <style:paragraph-properties fo:text-align="center" fo:margin-bottom="0in"/>
    </style:style>
    <style:style style:name="TableCell38" style:family="table-cell">
      <style:table-cell-properties fo:border="none" style:writing-mode="lr-tb" fo:padding-top="0in" fo:padding-left="0.0069in" fo:padding-bottom="0in" fo:padding-right="0.0069in"/>
    </style:style>
    <style:style style:name="P39" style:parent-style-name="LO-Normal" style:family="paragraph">
      <style:paragraph-properties fo:text-align="center" fo:margin-bottom="0in"/>
    </style:style>
    <style:style style:name="TableCell40" style:family="table-cell">
      <style:table-cell-properties fo:border="none" style:writing-mode="lr-tb" fo:padding-top="0in" fo:padding-left="0.0069in" fo:padding-bottom="0in" fo:padding-right="0.0069in"/>
    </style:style>
    <style:style style:name="P41" style:parent-style-name="LO-Normal" style:family="paragraph">
      <style:paragraph-properties fo:text-align="center" fo:margin-bottom="0in"/>
    </style:style>
    <style:style style:name="TableCell42" style:family="table-cell">
      <style:table-cell-properties fo:border="none" style:writing-mode="lr-tb" fo:padding-top="0in" fo:padding-left="0.0069in" fo:padding-bottom="0in" fo:padding-right="0.0069in"/>
    </style:style>
    <style:style style:name="P43" style:parent-style-name="LO-Normal" style:family="paragraph">
      <style:paragraph-properties fo:text-align="center" fo:margin-bottom="0in"/>
    </style:style>
    <style:style style:name="TableCell44" style:family="table-cell">
      <style:table-cell-properties fo:border="none" style:writing-mode="lr-tb" fo:padding-top="0in" fo:padding-left="0.0069in" fo:padding-bottom="0in" fo:padding-right="0.0069in"/>
    </style:style>
    <style:style style:name="P45" style:parent-style-name="LO-Normal" style:family="paragraph">
      <style:paragraph-properties fo:text-align="center" fo:margin-bottom="0in"/>
    </style:style>
    <style:style style:name="TableCell46" style:family="table-cell">
      <style:table-cell-properties fo:border="none" style:writing-mode="lr-tb" fo:padding-top="0in" fo:padding-left="0.0069in" fo:padding-bottom="0in" fo:padding-right="0.0069in"/>
    </style:style>
    <style:style style:name="P47" style:parent-style-name="LO-Normal" style:family="paragraph">
      <style:paragraph-properties fo:text-align="center" fo:margin-bottom="0in"/>
    </style:style>
    <style:style style:name="TableCell48" style:family="table-cell">
      <style:table-cell-properties fo:border="none" style:writing-mode="lr-tb" fo:padding-top="0in" fo:padding-left="0.0069in" fo:padding-bottom="0in" fo:padding-right="0.0069in"/>
    </style:style>
    <style:style style:name="P49" style:parent-style-name="LO-Normal" style:family="paragraph">
      <style:paragraph-properties fo:text-align="center" fo:margin-bottom="0in"/>
    </style:style>
    <style:style style:name="TableCell50" style:family="table-cell">
      <style:table-cell-properties fo:border="none" style:writing-mode="lr-tb" fo:padding-top="0in" fo:padding-left="0.0069in" fo:padding-bottom="0in" fo:padding-right="0.0069in"/>
    </style:style>
    <style:style style:name="P51" style:parent-style-name="LO-Normal" style:family="paragraph">
      <style:paragraph-properties fo:text-align="center" fo:margin-bottom="0in"/>
    </style:style>
    <style:style style:name="TableCell52" style:family="table-cell">
      <style:table-cell-properties fo:border="none" style:writing-mode="lr-tb" fo:padding-top="0in" fo:padding-left="0.0069in" fo:padding-bottom="0in" fo:padding-right="0.0069in"/>
    </style:style>
    <style:style style:name="P53" style:parent-style-name="LO-Normal" style:family="paragraph">
      <style:paragraph-properties fo:text-align="center" fo:margin-bottom="0in"/>
    </style:style>
    <style:style style:name="TableCell54" style:family="table-cell">
      <style:table-cell-properties fo:border="none" style:writing-mode="lr-tb" fo:padding-top="0in" fo:padding-left="0.0069in" fo:padding-bottom="0in" fo:padding-right="0.0069in"/>
    </style:style>
    <style:style style:name="P55" style:parent-style-name="LO-Normal" style:family="paragraph">
      <style:paragraph-properties fo:text-align="center" fo:margin-bottom="0in"/>
    </style:style>
    <style:style style:name="TableCell56" style:family="table-cell">
      <style:table-cell-properties fo:border="none" style:writing-mode="lr-tb" fo:padding-top="0in" fo:padding-left="0.0069in" fo:padding-bottom="0in" fo:padding-right="0.0069in"/>
    </style:style>
    <style:style style:name="P57" style:parent-style-name="LO-Normal" style:family="paragraph">
      <style:paragraph-properties fo:text-align="center" fo:margin-bottom="0in"/>
    </style:style>
    <style:style style:name="TableCell58" style:family="table-cell">
      <style:table-cell-properties fo:border="none" style:writing-mode="lr-tb" fo:padding-top="0in" fo:padding-left="0.0069in" fo:padding-bottom="0in" fo:padding-right="0.0069in"/>
    </style:style>
    <style:style style:name="P59" style:parent-style-name="LO-Normal" style:family="paragraph">
      <style:paragraph-properties fo:text-align="center" fo:margin-bottom="0in"/>
    </style:style>
    <style:style style:name="TableCell60" style:family="table-cell">
      <style:table-cell-properties fo:border="none" style:writing-mode="lr-tb" fo:padding-top="0in" fo:padding-left="0.0069in" fo:padding-bottom="0in" fo:padding-right="0.0069in"/>
    </style:style>
    <style:style style:name="P61" style:parent-style-name="LO-Normal" style:family="paragraph">
      <style:paragraph-properties fo:text-align="center" fo:margin-bottom="0in"/>
    </style:style>
    <style:style style:name="TableRow62" style:family="table-row">
      <style:table-row-properties style:row-height="0.3097in" style:use-optimal-row-height="false"/>
    </style:style>
    <style:style style:name="TableCell63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4" style:parent-style-name="LO-Normal" style:family="paragraph">
      <style:text-properties fo:font-size="9pt" style:font-size-asian="9pt" style:font-size-complex="9pt"/>
    </style:style>
    <style:style style:name="TableCell6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6" style:parent-style-name="LO-Normal" style:family="paragraph">
      <style:paragraph-properties fo:text-align="center" fo:margin-bottom="0in"/>
    </style:style>
    <style:style style:name="TableCell6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8" style:parent-style-name="LO-Normal" style:family="paragraph">
      <style:paragraph-properties fo:margin-bottom="0in"/>
    </style:style>
    <style:style style:name="T69" style:parent-style-name="Fonteparág.padrão" style:family="text">
      <style:text-properties fo:font-size="9pt" style:font-size-asian="9pt" style:font-size-complex="9pt"/>
    </style:style>
    <style:style style:name="TableCell7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1" style:parent-style-name="LO-Normal" style:family="paragraph">
      <style:paragraph-properties fo:text-align="center" fo:margin-bottom="0in"/>
    </style:style>
    <style:style style:name="TableCell72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3" style:parent-style-name="LO-Normal" style:family="paragraph">
      <style:paragraph-properties fo:text-align="center" fo:margin-bottom="0in"/>
    </style:style>
    <style:style style:name="T74" style:parent-style-name="Fonteparág.padrão" style:family="text">
      <style:text-properties fo:font-size="8pt" style:font-size-asian="8pt" style:font-size-complex="9pt"/>
    </style:style>
    <style:style style:name="TableCell7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6" style:parent-style-name="LO-Normal" style:family="paragraph">
      <style:paragraph-properties fo:text-align="center" fo:margin-bottom="0in"/>
    </style:style>
    <style:style style:name="TableCell7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8" style:parent-style-name="LO-Normal" style:family="paragraph">
      <style:paragraph-properties fo:text-align="center" fo:margin-bottom="0in"/>
    </style:style>
    <style:style style:name="T79" style:parent-style-name="Fonteparág.padrão" style:family="text">
      <style:text-properties fo:font-size="8pt" style:font-size-asian="8pt" style:font-size-complex="9pt"/>
    </style:style>
    <style:style style:name="TableCell8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81" style:parent-style-name="LO-Normal" style:family="paragraph">
      <style:paragraph-properties fo:text-align="center" fo:margin-bottom="0in"/>
    </style:style>
    <style:style style:name="TableCell82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83" style:parent-style-name="LO-Normal" style:family="paragraph">
      <style:text-properties fo:font-size="9pt" style:font-size-asian="9pt" style:font-size-complex="9pt"/>
    </style:style>
    <style:style style:name="TableCell84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85" style:parent-style-name="LO-Normal" style:family="paragraph">
      <style:text-properties fo:font-size="9pt" style:font-size-asian="9pt" style:font-size-complex="9pt"/>
    </style:style>
    <style:style style:name="TableRow86" style:family="table-row">
      <style:table-row-properties style:row-height="0.1215in" style:use-optimal-row-height="false"/>
    </style:style>
    <style:style style:name="TableCell87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88" style:parent-style-name="LO-Normal" style:family="paragraph">
      <style:text-properties fo:font-size="9pt" style:font-size-asian="9pt" style:font-size-complex="9pt"/>
    </style:style>
    <style:style style:name="TableCell89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0" style:parent-style-name="LO-Normal" style:family="paragraph">
      <style:text-properties fo:font-size="9pt" style:font-size-asian="9pt" style:font-size-complex="9pt"/>
    </style:style>
    <style:style style:name="TableCell9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2" style:parent-style-name="LO-Normal" style:family="paragraph">
      <style:text-properties fo:font-size="9pt" style:font-size-asian="9pt" style:font-size-complex="9pt"/>
    </style:style>
    <style:style style:name="TableCell93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4" style:parent-style-name="LO-Normal" style:family="paragraph">
      <style:text-properties fo:font-size="9pt" style:font-size-asian="9pt" style:font-size-complex="9pt"/>
    </style:style>
    <style:style style:name="TableCell95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6" style:parent-style-name="LO-Normal" style:family="paragraph">
      <style:text-properties fo:font-size="9pt" style:font-size-asian="9pt" style:font-size-complex="9pt"/>
    </style:style>
    <style:style style:name="TableCell97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8" style:parent-style-name="LO-Normal" style:family="paragraph">
      <style:text-properties fo:font-size="9pt" style:font-size-asian="9pt" style:font-size-complex="9pt"/>
    </style:style>
    <style:style style:name="TableCell9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0" style:parent-style-name="LO-Normal" style:family="paragraph">
      <style:text-properties fo:font-size="9pt" style:font-size-asian="9pt" style:font-size-complex="9pt"/>
    </style:style>
    <style:style style:name="TableCell10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2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103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Column105" style:family="table-column">
      <style:table-column-properties style:column-width="1.575in" style:use-optimal-column-width="false"/>
    </style:style>
    <style:style style:name="TableColumn106" style:family="table-column">
      <style:table-column-properties style:column-width="1.3784in" style:use-optimal-column-width="false"/>
    </style:style>
    <style:style style:name="TableColumn107" style:family="table-column">
      <style:table-column-properties style:column-width="0.8861in" style:use-optimal-column-width="false"/>
    </style:style>
    <style:style style:name="TableColumn108" style:family="table-column">
      <style:table-column-properties style:column-width="0.0527in" style:use-optimal-column-width="false"/>
    </style:style>
    <style:style style:name="TableColumn109" style:family="table-column">
      <style:table-column-properties style:column-width="1.2798in" style:use-optimal-column-width="false"/>
    </style:style>
    <style:style style:name="TableColumn110" style:family="table-column">
      <style:table-column-properties style:column-width="0.2951in" style:use-optimal-column-width="false"/>
    </style:style>
    <style:style style:name="TableColumn111" style:family="table-column">
      <style:table-column-properties style:column-width="1.575in" style:use-optimal-column-width="false"/>
    </style:style>
    <style:style style:name="TableColumn112" style:family="table-column">
      <style:table-column-properties style:column-width="0.8333in" style:use-optimal-column-width="false"/>
    </style:style>
    <style:style style:name="Table104" style:family="table">
      <style:table-properties style:width="7.8756in" fo:margin-left="0in" table:align="left"/>
    </style:style>
    <style:style style:name="TableRow113" style:family="table-row">
      <style:table-row-properties style:min-row-height="0.1298in" style:use-optimal-row-height="false" fo:keep-together="always"/>
    </style:style>
    <style:style style:name="TableCell114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15" style:parent-style-name="LO-Normal" style:family="paragraph">
      <style:paragraph-properties fo:text-align="center" fo:margin-bottom="0in"/>
    </style:style>
    <style:style style:name="T116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117" style:family="table-row">
      <style:table-row-properties style:row-height="0.0694in" style:use-optimal-row-height="false"/>
    </style:style>
    <style:style style:name="TableCell118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19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120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121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122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23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124" style:family="table-row">
      <style:table-row-properties style:min-row-height="0.1576in" style:use-optimal-row-height="false"/>
    </style:style>
    <style:style style:name="TableCell125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26" style:parent-style-name="LO-Normal" style:family="paragraph">
      <style:paragraph-properties fo:text-align="center" fo:margin-bottom="0in"/>
    </style:style>
    <style:style style:name="T127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128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9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130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1" style:parent-style-name="LO-Normal" style:family="paragraph">
      <style:paragraph-properties fo:text-align="center" fo:margin-bottom="0in"/>
    </style:style>
    <style:style style:name="T132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33" style:family="table-row">
      <style:table-row-properties style:min-row-height="0.1972in" style:use-optimal-row-height="false"/>
    </style:style>
    <style:style style:name="TableCell134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5" style:parent-style-name="LO-Normal" style:family="paragraph">
      <style:paragraph-properties fo:margin-bottom="0in"/>
    </style:style>
    <style:style style:name="T13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37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8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139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0" style:family="table-row">
      <style:table-row-properties style:min-row-height="0.1972in" style:use-optimal-row-height="false"/>
    </style:style>
    <style:style style:name="TableCell141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2" style:parent-style-name="LO-Normal" style:family="paragraph">
      <style:paragraph-properties fo:margin-bottom="0in"/>
    </style:style>
    <style:style style:name="T14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44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5" style:parent-style-name="LO-Normal" style:family="paragraph">
      <style:paragraph-properties fo:margin-bottom="0in"/>
    </style:style>
    <style:style style:name="T14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7" style:family="table-row">
      <style:table-row-properties style:min-row-height="0.1972in" style:use-optimal-row-height="false"/>
    </style:style>
    <style:style style:name="TableCell148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9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15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1" style:parent-style-name="LO-Normal" style:family="paragraph">
      <style:paragraph-properties fo:margin-bottom="0in"/>
    </style:style>
    <style:style style:name="TableRow152" style:family="table-row">
      <style:table-row-properties style:min-row-height="0.1972in" style:use-optimal-row-height="false"/>
    </style:style>
    <style:style style:name="TableCell153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4" style:parent-style-name="LO-Normal" style:family="paragraph">
      <style:paragraph-properties fo:margin-bottom="0in"/>
    </style:style>
    <style:style style:name="T15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6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7" style:parent-style-name="LO-Normal" style:family="paragraph">
      <style:paragraph-properties fo:margin-bottom="0in"/>
    </style:style>
    <style:style style:name="T15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9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60" style:parent-style-name="LO-Normal" style:family="paragraph">
      <style:paragraph-properties fo:margin-bottom="0in"/>
    </style:style>
    <style:style style:name="T161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2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3" style:parent-style-name="LO-Normal" style:family="paragraph">
      <style:paragraph-properties fo:margin-bottom="0in"/>
    </style:style>
    <style:style style:name="T16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65" style:family="table-row">
      <style:table-row-properties style:min-row-height="0.1972in" style:use-optimal-row-height="false"/>
    </style:style>
    <style:style style:name="TableCell166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67" style:parent-style-name="LO-Normal" style:family="paragraph">
      <style:paragraph-properties fo:margin-bottom="0in"/>
    </style:style>
    <style:style style:name="T16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9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0" style:parent-style-name="LO-Normal" style:family="paragraph">
      <style:paragraph-properties fo:margin-bottom="0in"/>
    </style:style>
    <style:style style:name="T171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2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73" style:parent-style-name="LO-Normal" style:family="paragraph">
      <style:paragraph-properties fo:margin-bottom="0in"/>
    </style:style>
    <style:style style:name="T17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5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6" style:parent-style-name="LO-Normal" style:family="paragraph">
      <style:paragraph-properties fo:margin-bottom="0in"/>
    </style:style>
    <style:style style:name="T17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78" style:family="table-row">
      <style:table-row-properties style:row-height="0.0694in" style:use-optimal-row-height="false"/>
    </style:style>
    <style:style style:name="TableCell17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80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81" style:family="table-row">
      <style:table-row-properties style:row-height="0.1576in" style:use-optimal-row-height="false"/>
    </style:style>
    <style:style style:name="TableCell182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83" style:parent-style-name="LO-Normal" style:family="paragraph">
      <style:paragraph-properties fo:text-align="center" fo:margin-bottom="0in"/>
    </style:style>
    <style:style style:name="T184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85" style:family="table-row">
      <style:table-row-properties style:row-height="0.1576in" style:use-optimal-row-height="false"/>
    </style:style>
    <style:style style:name="TableCell186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87" style:parent-style-name="LO-Normal" style:family="paragraph">
      <style:paragraph-properties fo:text-align="center" fo:margin-bottom="0in"/>
    </style:style>
    <style:style style:name="T188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89" style:parent-style-name="LO-Normal" style:family="paragraph">
      <style:paragraph-properties fo:text-align="center" fo:margin-bottom="0in"/>
    </style:style>
    <style:style style:name="T190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91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2" style:parent-style-name="LO-Normal" style:family="paragraph">
      <style:paragraph-properties fo:text-align="center" fo:margin-bottom="0in"/>
    </style:style>
    <style:style style:name="T193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94" style:parent-style-name="LO-Normal" style:family="paragraph">
      <style:paragraph-properties fo:text-align="center" fo:margin-bottom="0in"/>
    </style:style>
    <style:style style:name="T195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96" style:family="table-row">
      <style:table-row-properties style:row-height="0.1965in" style:use-optimal-row-height="false"/>
    </style:style>
    <style:style style:name="TableCell197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98" style:parent-style-name="LO-Normal" style:family="paragraph">
      <style:paragraph-properties fo:margin-bottom="0in"/>
    </style:style>
    <style:style style:name="TableCell199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200" style:parent-style-name="LO-Normal" style:family="paragraph">
      <style:paragraph-properties fo:text-align="center" fo:margin-bottom="0in"/>
    </style:style>
    <style:style style:name="TableRow201" style:family="table-row">
      <style:table-row-properties style:min-row-height="0.1965in" style:use-optimal-row-height="false"/>
    </style:style>
    <style:style style:name="TableCell202" style:family="table-cell">
      <style:table-cell-properties fo:border-top="0.0034in solid #000000" fo:border-left="0.0208in solid #000000" fo:border-bottom="0.0208in solid #000000" fo:border-right="0.0034in solid #000000" style:writing-mode="lr-tb" style:vertical-align="middle" fo:padding-top="0in" fo:padding-left="0.0194in" fo:padding-bottom="0in" fo:padding-right="0.0194in"/>
    </style:style>
    <style:style style:name="P203" style:parent-style-name="LO-Normal" style:family="paragraph">
      <style:paragraph-properties fo:margin-bottom="0in"/>
    </style:style>
    <style:style style:name="TableCell204" style:family="table-cell">
      <style:table-cell-properties fo:border-top="0.0034in solid #000000" fo:border-left="0.003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205" style:parent-style-name="LO-Normal" style:family="paragraph">
      <style:paragraph-properties fo:text-align="center" fo:margin-bottom="0in"/>
    </style:style>
    <style:style style:name="P206" style:parent-style-name="LO-Normal" style:family="paragraph">
      <style:paragraph-properties fo:margin-bottom="0in" fo:margin-right="-1.1812in"/>
    </style:style>
    <style:style style:name="T207" style:parent-style-name="Fonteparág.padrão" style:family="text">
      <style:text-properties style:language-asian="pt" style:country-asian="BR"/>
    </style:style>
    <style:style style:name="T208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ableColumn210" style:family="table-column">
      <style:table-column-properties style:column-width="0.0527in" style:use-optimal-column-width="false"/>
    </style:style>
    <style:style style:name="TableColumn211" style:family="table-column">
      <style:table-column-properties style:column-width="0.1972in" style:use-optimal-column-width="false"/>
    </style:style>
    <style:style style:name="TableColumn212" style:family="table-column">
      <style:table-column-properties style:column-width="0.8861in" style:use-optimal-column-width="false"/>
    </style:style>
    <style:style style:name="TableColumn213" style:family="table-column">
      <style:table-column-properties style:column-width="0.0527in" style:use-optimal-column-width="false"/>
    </style:style>
    <style:style style:name="TableColumn214" style:family="table-column">
      <style:table-column-properties style:column-width="0.1437in" style:use-optimal-column-width="false"/>
    </style:style>
    <style:style style:name="TableColumn215" style:family="table-column">
      <style:table-column-properties style:column-width="0.2423in" style:use-optimal-column-width="false"/>
    </style:style>
    <style:style style:name="TableColumn216" style:family="table-column">
      <style:table-column-properties style:column-width="0.0986in" style:use-optimal-column-width="false"/>
    </style:style>
    <style:style style:name="TableColumn217" style:family="table-column">
      <style:table-column-properties style:column-width="0.4895in" style:use-optimal-column-width="false"/>
    </style:style>
    <style:style style:name="TableColumn218" style:family="table-column">
      <style:table-column-properties style:column-width="0.0187in" style:use-optimal-column-width="false"/>
    </style:style>
    <style:style style:name="TableColumn219" style:family="table-column">
      <style:table-column-properties style:column-width="0.0895in" style:use-optimal-column-width="false"/>
    </style:style>
    <style:style style:name="TableColumn220" style:family="table-column">
      <style:table-column-properties style:column-width="0.1361in" style:use-optimal-column-width="false"/>
    </style:style>
    <style:style style:name="TableColumn221" style:family="table-column">
      <style:table-column-properties style:column-width="0.0611in" style:use-optimal-column-width="false"/>
    </style:style>
    <style:style style:name="TableColumn222" style:family="table-column">
      <style:table-column-properties style:column-width="0.2951in" style:use-optimal-column-width="false"/>
    </style:style>
    <style:style style:name="TableColumn223" style:family="table-column">
      <style:table-column-properties style:column-width="1.0756in" style:use-optimal-column-width="false"/>
    </style:style>
    <style:style style:name="TableColumn224" style:family="table-column">
      <style:table-column-properties style:column-width="0.1965in" style:use-optimal-column-width="false"/>
    </style:style>
    <style:style style:name="TableColumn225" style:family="table-column">
      <style:table-column-properties style:column-width="0.1201in" style:use-optimal-column-width="false"/>
    </style:style>
    <style:style style:name="TableColumn226" style:family="table-column">
      <style:table-column-properties style:column-width="0.1826in" style:use-optimal-column-width="false"/>
    </style:style>
    <style:style style:name="TableColumn227" style:family="table-column">
      <style:table-column-properties style:column-width="0.5465in" style:use-optimal-column-width="false"/>
    </style:style>
    <style:style style:name="TableColumn228" style:family="table-column">
      <style:table-column-properties style:column-width="0.0895in" style:use-optimal-column-width="false"/>
    </style:style>
    <style:style style:name="TableColumn229" style:family="table-column">
      <style:table-column-properties style:column-width="0.1972in" style:use-optimal-column-width="false"/>
    </style:style>
    <style:style style:name="TableColumn230" style:family="table-column">
      <style:table-column-properties style:column-width="0.2951in" style:use-optimal-column-width="false"/>
    </style:style>
    <style:style style:name="TableColumn231" style:family="table-column">
      <style:table-column-properties style:column-width="1.3923in" style:use-optimal-column-width="false"/>
    </style:style>
    <style:style style:name="TableColumn232" style:family="table-column">
      <style:table-column-properties style:column-width="0.1826in" style:use-optimal-column-width="false"/>
    </style:style>
    <style:style style:name="TableColumn233" style:family="table-column">
      <style:table-column-properties style:column-width="0.8333in" style:use-optimal-column-width="false"/>
    </style:style>
    <style:style style:name="Table209" style:family="table">
      <style:table-properties style:width="7.8756in" fo:margin-left="0in" table:align="center"/>
    </style:style>
    <style:style style:name="TableRow234" style:family="table-row">
      <style:table-row-properties style:min-row-height="0.1965in" style:use-optimal-row-height="false"/>
    </style:style>
    <style:style style:name="TableCell235" style:family="table-cell">
      <style:table-cell-properties fo:border="none" style:writing-mode="lr-tb" fo:padding-top="0in" fo:padding-left="0.0069in" fo:padding-bottom="0in" fo:padding-right="0.0069in"/>
    </style:style>
    <style:style style:name="P236" style:parent-style-name="LO-Normal" style:family="paragraph">
      <style:paragraph-properties fo:text-align="center" fo:margin-bottom="0in"/>
    </style:style>
    <style:style style:name="TableCell237" style:family="table-cell">
      <style:table-cell-properties fo:border="none" style:writing-mode="lr-tb" fo:padding-top="0in" fo:padding-left="0.0069in" fo:padding-bottom="0in" fo:padding-right="0.0069in"/>
    </style:style>
    <style:style style:name="P238" style:parent-style-name="LO-Normal" style:family="paragraph">
      <style:paragraph-properties fo:text-align="center" fo:margin-bottom="0in"/>
    </style:style>
    <style:style style:name="TableCell239" style:family="table-cell">
      <style:table-cell-properties fo:border="none" style:writing-mode="lr-tb" fo:padding-top="0in" fo:padding-left="0.0069in" fo:padding-bottom="0in" fo:padding-right="0.0069in"/>
    </style:style>
    <style:style style:name="P240" style:parent-style-name="LO-Normal" style:family="paragraph">
      <style:paragraph-properties fo:text-align="center" fo:margin-bottom="0in"/>
    </style:style>
    <style:style style:name="TableCell241" style:family="table-cell">
      <style:table-cell-properties fo:border="none" style:writing-mode="lr-tb" fo:padding-top="0in" fo:padding-left="0.0069in" fo:padding-bottom="0in" fo:padding-right="0.0069in"/>
    </style:style>
    <style:style style:name="P242" style:parent-style-name="LO-Normal" style:family="paragraph">
      <style:paragraph-properties fo:text-align="center" fo:margin-bottom="0in"/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P244" style:parent-style-name="LO-Normal" style:family="paragraph">
      <style:paragraph-properties fo:text-align="center" fo:margin-bottom="0in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P246" style:parent-style-name="LO-Normal" style:family="paragraph">
      <style:paragraph-properties fo:text-align="center" fo:margin-bottom="0in"/>
    </style:style>
    <style:style style:name="TableCell247" style:family="table-cell">
      <style:table-cell-properties fo:border="none" style:writing-mode="lr-tb" fo:padding-top="0in" fo:padding-left="0.0069in" fo:padding-bottom="0in" fo:padding-right="0.0069in"/>
    </style:style>
    <style:style style:name="P248" style:parent-style-name="LO-Normal" style:family="paragraph">
      <style:paragraph-properties fo:text-align="center" fo:margin-bottom="0in"/>
    </style:style>
    <style:style style:name="TableCell249" style:family="table-cell">
      <style:table-cell-properties fo:border="none" style:writing-mode="lr-tb" fo:padding-top="0in" fo:padding-left="0.0069in" fo:padding-bottom="0in" fo:padding-right="0.0069in"/>
    </style:style>
    <style:style style:name="P250" style:parent-style-name="LO-Normal" style:family="paragraph">
      <style:paragraph-properties fo:text-align="center" fo:margin-bottom="0in"/>
    </style:style>
    <style:style style:name="TableCell251" style:family="table-cell">
      <style:table-cell-properties fo:border="none" style:writing-mode="lr-tb" fo:padding-top="0in" fo:padding-left="0.0069in" fo:padding-bottom="0in" fo:padding-right="0.0069in"/>
    </style:style>
    <style:style style:name="P252" style:parent-style-name="LO-Normal" style:family="paragraph">
      <style:paragraph-properties fo:text-align="center" fo:margin-bottom="0in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P254" style:parent-style-name="LO-Normal" style:family="paragraph">
      <style:paragraph-properties fo:text-align="center" fo:margin-bottom="0in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LO-Normal" style:family="paragraph">
      <style:paragraph-properties fo:text-align="center" fo:margin-bottom="0in"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P258" style:parent-style-name="LO-Normal" style:family="paragraph">
      <style:paragraph-properties fo:text-align="center" fo:margin-bottom="0in"/>
    </style:style>
    <style:style style:name="TableCell259" style:family="table-cell">
      <style:table-cell-properties fo:border="none" style:writing-mode="lr-tb" fo:padding-top="0in" fo:padding-left="0.0069in" fo:padding-bottom="0in" fo:padding-right="0.0069in"/>
    </style:style>
    <style:style style:name="P260" style:parent-style-name="LO-Normal" style:family="paragraph">
      <style:paragraph-properties fo:text-align="center" fo:margin-bottom="0in"/>
    </style:style>
    <style:style style:name="TableCell261" style:family="table-cell">
      <style:table-cell-properties fo:border="none" style:writing-mode="lr-tb" fo:padding-top="0in" fo:padding-left="0.0069in" fo:padding-bottom="0in" fo:padding-right="0.0069in"/>
    </style:style>
    <style:style style:name="P262" style:parent-style-name="LO-Normal" style:family="paragraph">
      <style:paragraph-properties fo:text-align="center" fo:margin-bottom="0in"/>
    </style:style>
    <style:style style:name="TableCell263" style:family="table-cell">
      <style:table-cell-properties fo:border="none" style:writing-mode="lr-tb" fo:padding-top="0in" fo:padding-left="0.0069in" fo:padding-bottom="0in" fo:padding-right="0.0069in"/>
    </style:style>
    <style:style style:name="P264" style:parent-style-name="LO-Normal" style:family="paragraph">
      <style:paragraph-properties fo:text-align="center" fo:margin-bottom="0in"/>
    </style:style>
    <style:style style:name="TableRow265" style:family="table-row">
      <style:table-row-properties style:row-height="0.3097in" style:use-optimal-row-height="false"/>
    </style:style>
    <style:style style:name="TableCell266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T267" style:parent-style-name="Fonteparág.padrão" style:family="text">
      <style:text-properties fo:font-size="9pt" style:font-size-asian="9pt" style:font-size-complex="9pt" style:language-asian="pt" style:country-asian="BR"/>
    </style:style>
    <style:style style:name="TableCell26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69" style:parent-style-name="LO-Normal" style:family="paragraph">
      <style:paragraph-properties fo:text-align="center" fo:margin-bottom="0in"/>
    </style:style>
    <style:style style:name="TableCell27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1" style:parent-style-name="LO-Normal" style:family="paragraph">
      <style:paragraph-properties fo:margin-bottom="0in"/>
    </style:style>
    <style:style style:name="T272" style:parent-style-name="Fonteparág.padrão" style:family="text">
      <style:text-properties fo:font-size="9pt" style:font-size-asian="9pt" style:font-size-complex="9pt"/>
    </style:style>
    <style:style style:name="TableCell27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4" style:parent-style-name="LO-Normal" style:family="paragraph">
      <style:paragraph-properties fo:text-align="center" fo:margin-bottom="0in"/>
    </style:style>
    <style:style style:name="TableCell275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6" style:parent-style-name="LO-Normal" style:family="paragraph">
      <style:paragraph-properties fo:text-align="center" fo:margin-bottom="0in"/>
    </style:style>
    <style:style style:name="T277" style:parent-style-name="Fonteparág.padrão" style:family="text">
      <style:text-properties fo:font-size="8pt" style:font-size-asian="8pt" style:font-size-complex="9pt"/>
    </style:style>
    <style:style style:name="TableCell27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9" style:parent-style-name="LO-Normal" style:family="paragraph">
      <style:paragraph-properties fo:text-align="center" fo:margin-bottom="0in"/>
    </style:style>
    <style:style style:name="TableCell28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81" style:parent-style-name="LO-Normal" style:family="paragraph">
      <style:paragraph-properties fo:text-align="center" fo:margin-bottom="0in"/>
    </style:style>
    <style:style style:name="T282" style:parent-style-name="Fonteparág.padrão" style:family="text">
      <style:text-properties fo:font-size="8pt" style:font-size-asian="8pt" style:font-size-complex="9pt"/>
    </style:style>
    <style:style style:name="TableCell28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84" style:parent-style-name="LO-Normal" style:family="paragraph">
      <style:paragraph-properties fo:text-align="center" fo:margin-bottom="0in"/>
    </style:style>
    <style:style style:name="TableCell285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286" style:parent-style-name="LO-Normal" style:family="paragraph">
      <style:text-properties fo:font-size="9pt" style:font-size-asian="9pt" style:font-size-complex="9pt"/>
    </style:style>
    <style:style style:name="TableCell287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288" style:parent-style-name="LO-Normal" style:family="paragraph">
      <style:text-properties fo:font-size="9pt" style:font-size-asian="9pt" style:font-size-complex="9pt"/>
    </style:style>
    <style:style style:name="TableRow289" style:family="table-row">
      <style:table-row-properties style:row-height="0.1597in" style:use-optimal-row-height="false"/>
    </style:style>
    <style:style style:name="TableCell290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91" style:parent-style-name="LO-Normal" style:family="paragraph">
      <style:text-properties fo:font-size="9pt" style:font-size-asian="9pt" style:font-size-complex="9pt"/>
    </style:style>
    <style:style style:name="TableCell292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3" style:parent-style-name="LO-Normal" style:family="paragraph">
      <style:text-properties fo:font-size="9pt" style:font-size-asian="9pt" style:font-size-complex="9pt"/>
    </style:style>
    <style:style style:name="TableCell2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5" style:parent-style-name="LO-Normal" style:family="paragraph">
      <style:text-properties fo:font-size="9pt" style:font-size-asian="9pt" style:font-size-complex="9pt"/>
    </style:style>
    <style:style style:name="TableCell2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7" style:parent-style-name="LO-Normal" style:family="paragraph">
      <style:text-properties fo:font-size="9pt" style:font-size-asian="9pt" style:font-size-complex="9pt"/>
    </style:style>
    <style:style style:name="TableCell2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9" style:parent-style-name="LO-Normal" style:family="paragraph">
      <style:text-properties fo:font-size="9pt" style:font-size-asian="9pt" style:font-size-complex="9pt"/>
    </style:style>
    <style:style style:name="TableCell3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1" style:parent-style-name="LO-Normal" style:family="paragraph">
      <style:text-properties fo:font-size="9pt" style:font-size-asian="9pt" style:font-size-complex="9pt"/>
    </style:style>
    <style:style style:name="TableCell30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3" style:parent-style-name="LO-Normal" style:family="paragraph">
      <style:text-properties fo:font-size="9pt" style:font-size-asian="9pt" style:font-size-complex="9pt"/>
    </style:style>
    <style:style style:name="TableCell30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5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06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6432" draw:style-name="a0" draw:name="Imagem 10" text:anchor-type="paragraph" svg:x="1.125in" svg:y="-0.21667in" svg:width="1.27067in" svg:height="0.4062in" style:rel-width="scale" style:rel-height="scale"><draw:image xlink:href="media/image1.png" xlink:type="simple" xlink:show="embed" xlink:actuate="onLoad"/><svg:title/><svg:desc/></draw:frame></text:span><text:span text:style-name="T4"><draw:frame draw:z-index="251661312" draw:style-name="a1" draw:name="Imagem 2" text:anchor-type="paragraph" svg:x="0.17986in" svg:y="-0.30694in" svg:width="1.36339in" svg:height="0.54945in" style:rel-width="scale" style:rel-height="scale"><draw:image xlink:href="media/image2.png" xlink:type="simple" xlink:show="embed" xlink:actuate="onLoad"/><svg:title/><svg:desc/></draw:frame></text:span></text:p>
        <text:p text:style-name="Cabeçalho"/>
        <text:p text:style-name="Cabeçalho"/>
      </style:header>
      <style:footer>
        <text:p text:style-name="Rodapé"><text:span text:style-name="T5"><draw:connector draw:type="line" svg:x1="-0.32301in" svg:y1="0.36393in" svg:x2="7.59713in" svg:y2="0.36393in" draw:z-index="251659264" draw:id="id0" draw:style-name="a2" draw:name="Conector reto 2" text:anchor-type="paragraph"><svg:title/><svg:desc/></draw:connector></text:span></text:p>
        <table:table table:style-name="Table6">
          <table:table-columns>
            <table:table-column table:style-name="TableColumn7"/>
            <table:table-column table:style-name="TableColumn8"/>
            <table:table-column table:style-name="TableColumn9"/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  <table:table-column table:style-name="TableColumn18"/>
            <table:table-column table:style-name="TableColumn19"/>
            <table:table-column table:style-name="TableColumn20"/>
            <table:table-column table:style-name="TableColumn21"/>
            <table:table-column table:style-name="TableColumn22"/>
            <table:table-column table:style-name="TableColumn23"/>
            <table:table-column table:style-name="TableColumn24"/>
            <table:table-column table:style-name="TableColumn25"/>
            <table:table-column table:style-name="TableColumn26"/>
            <table:table-column table:style-name="TableColumn27"/>
            <table:table-column table:style-name="TableColumn28"/>
            <table:table-column table:style-name="TableColumn29"/>
            <table:table-column table:style-name="TableColumn30"/>
          </table:table-columns>
          <table:table-row table:style-name="TableRow31">
            <table:table-cell table:style-name="TableCell32" table:number-columns-spanned="2">
              <text:p text:style-name="P33"/>
            </table:table-cell>
            <table:covered-table-cell/>
            <table:table-cell table:style-name="TableCell34">
              <text:p text:style-name="P35"/>
            </table:table-cell>
            <table:table-cell table:style-name="TableCell36">
              <text:p text:style-name="P37"/>
            </table:table-cell>
            <table:table-cell table:style-name="TableCell38">
              <text:p text:style-name="P39"/>
            </table:table-cell>
            <table:table-cell table:style-name="TableCell40" table:number-columns-spanned="4">
              <text:p text:style-name="P41"/>
            </table:table-cell>
            <table:covered-table-cell/>
            <table:covered-table-cell/>
            <table:covered-table-cell/>
            <table:table-cell table:style-name="TableCell42">
              <text:p text:style-name="P43"/>
            </table:table-cell>
            <table:table-cell table:style-name="TableCell44" table:number-columns-spanned="2">
              <text:p text:style-name="P45"/>
            </table:table-cell>
            <table:covered-table-cell/>
            <table:table-cell table:style-name="TableCell46">
              <text:p text:style-name="P47"/>
            </table:table-cell>
            <table:table-cell table:style-name="TableCell48" table:number-columns-spanned="3">
              <text:p text:style-name="P49"/>
            </table:table-cell>
            <table:covered-table-cell/>
            <table:covered-table-cell/>
            <table:table-cell table:style-name="TableCell50">
              <text:p text:style-name="P51"/>
            </table:table-cell>
            <table:table-cell table:style-name="TableCell52" table:number-columns-spanned="3">
              <text:p text:style-name="P53"/>
            </table:table-cell>
            <table:covered-table-cell/>
            <table:covered-table-cell/>
            <table:table-cell table:style-name="TableCell54">
              <text:p text:style-name="P55"/>
            </table:table-cell>
            <table:table-cell table:style-name="TableCell56">
              <text:p text:style-name="P57"/>
            </table:table-cell>
            <table:table-cell table:style-name="TableCell58">
              <text:p text:style-name="P59"/>
            </table:table-cell>
            <table:table-cell table:style-name="TableCell60">
              <text:p text:style-name="P61"/>
            </table:table-cell>
          </table:table-row>
          <table:table-row table:style-name="TableRow62">
            <table:table-cell table:style-name="TableCell63">
              <text:p text:style-name="P64"/>
            </table:table-cell>
            <table:table-cell table:style-name="TableCell65" table:number-columns-spanned="5">
              <text:p text:style-name="P66">Arujá</text:p>
            </table:table-cell>
            <table:covered-table-cell/>
            <table:covered-table-cell/>
            <table:covered-table-cell/>
            <table:covered-table-cell/>
            <table:table-cell table:style-name="TableCell67">
              <text:p text:style-name="P68"><text:span text:style-name="T69">,</text:span></text:p>
            </table:table-cell>
            <table:table-cell table:style-name="TableCell70">
              <text:p text:style-name="P71">17</text:p>
            </table:table-cell>
            <table:table-cell table:style-name="TableCell72" table:number-columns-spanned="3">
              <text:p text:style-name="P73"><text:span text:style-name="T74">de</text:span></text:p>
            </table:table-cell>
            <table:covered-table-cell/>
            <table:covered-table-cell/>
            <table:table-cell table:style-name="TableCell75" table:number-columns-spanned="3">
              <text:p text:style-name="P76">Julho</text:p>
            </table:table-cell>
            <table:covered-table-cell/>
            <table:covered-table-cell/>
            <table:table-cell table:style-name="TableCell77">
              <text:p text:style-name="P78"><text:span text:style-name="T79">de</text:span></text:p>
            </table:table-cell>
            <table:table-cell table:style-name="TableCell80" table:number-columns-spanned="3">
              <text:p text:style-name="P81">2024</text:p>
            </table:table-cell>
            <table:covered-table-cell/>
            <table:covered-table-cell/>
            <table:table-cell table:style-name="TableCell82" table:number-rows-spanned="2">
              <text:p text:style-name="P83"/>
            </table:table-cell>
            <table:table-cell table:style-name="TableCell84" table:number-columns-spanned="5">
              <text:p text:style-name="P85"/>
            </table:table-cell>
            <table:covered-table-cell/>
            <table:covered-table-cell/>
            <table:covered-table-cell/>
            <table:covered-table-cell/>
          </table:table-row>
          <table:table-row table:style-name="TableRow86">
            <table:table-cell table:style-name="TableCell87">
              <text:p text:style-name="P88"/>
            </table:table-cell>
            <table:table-cell table:style-name="TableCell89" table:number-columns-spanned="5">
              <text:p text:style-name="P90"/>
            </table:table-cell>
            <table:covered-table-cell/>
            <table:covered-table-cell/>
            <table:covered-table-cell/>
            <table:covered-table-cell/>
            <table:table-cell table:style-name="TableCell91">
              <text:p text:style-name="P92"/>
            </table:table-cell>
            <table:table-cell table:style-name="TableCell93">
              <text:p text:style-name="P94"/>
            </table:table-cell>
            <table:table-cell table:style-name="TableCell95" table:number-columns-spanned="3">
              <text:p text:style-name="P96"/>
            </table:table-cell>
            <table:covered-table-cell/>
            <table:covered-table-cell/>
            <table:table-cell table:style-name="TableCell97" table:number-columns-spanned="3">
              <text:p text:style-name="P98"/>
            </table:table-cell>
            <table:covered-table-cell/>
            <table:covered-table-cell/>
            <table:table-cell table:style-name="TableCell99">
              <text:p text:style-name="P100"/>
            </table:table-cell>
            <table:table-cell table:style-name="TableCell101" table:number-columns-spanned="3">
              <text:p text:style-name="P102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03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  <style:master-page style:next-style-name="MP0" style:name="MPF0" style:page-layout-name="PL0">
      <style:header>
        <table:table table:style-name="Table104">
          <table:table-columns>
            <table:table-column table:style-name="TableColumn105"/>
            <table:table-column table:style-name="TableColumn106"/>
            <table:table-column table:style-name="TableColumn107"/>
            <table:table-column table:style-name="TableColumn108"/>
            <table:table-column table:style-name="TableColumn109"/>
            <table:table-column table:style-name="TableColumn110"/>
            <table:table-column table:style-name="TableColumn111"/>
            <table:table-column table:style-name="TableColumn112"/>
          </table:table-columns>
          <table:table-row table:style-name="TableRow113">
            <table:table-cell table:style-name="TableCell114" table:number-columns-spanned="8">
              <text:p text:style-name="P115"><text:span text:style-name="T116">PRÉ LISTA DE POSTAGEM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17">
            <table:table-cell table:style-name="TableCell118" table:number-columns-spanned="3">
              <text:p text:style-name="P119"/>
            </table:table-cell>
            <table:covered-table-cell/>
            <table:covered-table-cell/>
            <table:table-cell table:style-name="TableCell120">
              <text:p text:style-name="P121"/>
            </table:table-cell>
            <table:table-cell table:style-name="TableCell122" table:number-columns-spanned="4">
              <text:p text:style-name="P123"/>
            </table:table-cell>
            <table:covered-table-cell/>
            <table:covered-table-cell/>
            <table:covered-table-cell/>
          </table:table-row>
          <table:table-row table:style-name="TableRow124">
            <table:table-cell table:style-name="TableCell125" table:number-columns-spanned="3">
              <text:p text:style-name="P126"><text:span text:style-name="T127">R E M E T E N T E</text:span></text:p>
            </table:table-cell>
            <table:covered-table-cell/>
            <table:covered-table-cell/>
            <table:table-cell table:style-name="TableCell128" table:number-rows-spanned="6">
              <text:p text:style-name="P129"/>
            </table:table-cell>
            <table:table-cell table:style-name="TableCell130" table:number-columns-spanned="4">
              <text:p text:style-name="P131"><text:span text:style-name="T132">D E S T I N A T Á R I O</text:span></text:p>
            </table:table-cell>
            <table:covered-table-cell/>
            <table:covered-table-cell/>
            <table:covered-table-cell/>
          </table:table-row>
          <table:table-row table:style-name="TableRow133">
            <table:table-cell table:style-name="TableCell134" table:number-columns-spanned="3">
              <text:p text:style-name="P135"><text:span text:style-name="T136">NOME: inovalight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37" table:number-columns-spanned="4">
              <text:p text:style-name="P138"><text:span text:style-name="T139">NOME: correios</text:span></text:p>
            </table:table-cell>
            <table:covered-table-cell/>
            <table:covered-table-cell/>
            <table:covered-table-cell/>
          </table:table-row>
          <table:table-row table:style-name="TableRow140">
            <table:table-cell table:style-name="TableCell141" table:number-columns-spanned="3">
              <text:p text:style-name="P142"><text:span text:style-name="T143">ENDEREÇO: Rua Sergio Saleh Riman, 396, Casa 2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4" table:number-columns-spanned="4">
              <text:p text:style-name="P145"><text:span text:style-name="T146">ENDEREÇO: rodovia Alberto hinoto 3385<text:s/></text:span></text:p>
            </table:table-cell>
            <table:covered-table-cell/>
            <table:covered-table-cell/>
            <table:covered-table-cell/>
          </table:table-row>
          <table:table-row table:style-name="TableRow147">
            <table:table-cell table:style-name="TableCell148" table:number-columns-spanned="3">
              <text:p text:style-name="P149">Vila riman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50" table:number-columns-spanned="4">
              <text:p text:style-name="P151"/>
            </table:table-cell>
            <table:covered-table-cell/>
            <table:covered-table-cell/>
            <table:covered-table-cell/>
          </table:table-row>
          <table:table-row table:style-name="TableRow152">
            <table:table-cell table:style-name="TableCell153" table:number-columns-spanned="2">
              <text:p text:style-name="P154"><text:span text:style-name="T155">CIDADE: ARUJÁ</text:span></text:p>
            </table:table-cell>
            <table:covered-table-cell/>
            <table:table-cell table:style-name="TableCell156">
              <text:p text:style-name="P157"><text:span text:style-name="T158">UF: SP</text:span></text:p>
            </table:table-cell>
            <table:covered-table-cell>
              <text:p text:style-name="Normal"/>
            </table:covered-table-cell>
            <table:table-cell table:style-name="TableCell159" table:number-columns-spanned="3">
              <text:p text:style-name="P160"><text:span text:style-name="T161">CIDADE: Itaquaquecetuba</text:span></text:p>
            </table:table-cell>
            <table:covered-table-cell/>
            <table:covered-table-cell/>
            <table:table-cell table:style-name="TableCell162">
              <text:p text:style-name="P163"><text:span text:style-name="T164">UF: <text:s/>SP</text:span></text:p>
            </table:table-cell>
          </table:table-row>
          <table:table-row table:style-name="TableRow165">
            <table:table-cell table:style-name="TableCell166">
              <text:p text:style-name="P167"><text:span text:style-name="T168">CEP: 07401-075</text:span></text:p>
            </table:table-cell>
            <table:table-cell table:style-name="TableCell169" table:number-columns-spanned="2">
              <text:p text:style-name="P170"><text:span text:style-name="T171">CPF/CNPJ/DOC.ESTRANGEIRO:<text:s/></text:span></text:p>
            </table:table-cell>
            <table:covered-table-cell/>
            <table:covered-table-cell>
              <text:p text:style-name="Normal"/>
            </table:covered-table-cell>
            <table:table-cell table:style-name="TableCell172" table:number-columns-spanned="2">
              <text:p text:style-name="P173"><text:span text:style-name="T174">CEP:08589310</text:span></text:p>
            </table:table-cell>
            <table:covered-table-cell/>
            <table:table-cell table:style-name="TableCell175" table:number-columns-spanned="2">
              <text:p text:style-name="P176"><text:span text:style-name="T177">CPF/CNPJ/DOC.ESTRANGEIRO:<text:s/></text:span></text:p>
            </table:table-cell>
            <table:covered-table-cell/>
          </table:table-row>
          <table:table-row table:style-name="TableRow178">
            <table:table-cell table:style-name="TableCell179" table:number-columns-spanned="8">
              <text:p text:style-name="P18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1">
            <table:table-cell table:style-name="TableCell182" table:number-columns-spanned="8">
              <text:p text:style-name="P183"><text:span text:style-name="T184">I D E N T I F I C A Ç Ã O <text:s text:c="2"/>D O S <text:s text:c="2"/>PEDID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5">
            <table:table-cell table:style-name="TableCell186" table:number-columns-spanned="5">
              <text:p text:style-name="P187"><text:span text:style-name="T188">RASTREIOS</text:span></text:p>
              <text:p text:style-name="P189"><text:span text:style-name="T190">CONTEÚDO</text:span></text:p>
            </table:table-cell>
            <table:covered-table-cell/>
            <table:covered-table-cell/>
            <table:covered-table-cell/>
            <table:covered-table-cell/>
            <table:table-cell table:style-name="TableCell191" table:number-columns-spanned="3">
              <text:p text:style-name="P192"><text:span text:style-name="T193">DECLARAÇÕES</text:span></text:p>
              <text:p text:style-name="P194"><text:span text:style-name="T195">VALOR</text:span></text:p>
            </table:table-cell>
            <table:covered-table-cell/>
            <table:covered-table-cell/>
          </table:table-row>
          <table:table-row table:style-name="TableRow196">
            <table:table-cell table:style-name="TableCell197" table:number-columns-spanned="5">
              <text:p text:style-name="P198">279<text:s/>Shopee<text:s/>(1°Carro)</text:p>
            </table:table-cell>
            <table:covered-table-cell/>
            <table:covered-table-cell/>
            <table:covered-table-cell/>
            <table:covered-table-cell/>
            <table:table-cell table:style-name="TableCell199" table:number-columns-spanned="3">
              <text:p text:style-name="P200">0</text:p>
            </table:table-cell>
            <table:covered-table-cell/>
            <table:covered-table-cell/>
          </table:table-row>
          <table:table-row table:style-name="TableRow201">
            <table:table-cell table:style-name="TableCell202" table:number-columns-spanned="5">
              <text:p text:style-name="P203">328<text:s/>Shopee<text:s/>(2°Carro)</text:p>
            </table:table-cell>
            <table:covered-table-cell/>
            <table:covered-table-cell/>
            <table:covered-table-cell/>
            <table:covered-table-cell/>
            <table:table-cell table:style-name="TableCell204" table:number-columns-spanned="3">
              <text:p text:style-name="P205"/>
            </table:table-cell>
            <table:covered-table-cell/>
            <table:covered-table-cell/>
          </table:table-row>
        </table:table>
        <text:p text:style-name="P206"><text:span text:style-name="T207"><draw:frame draw:z-index="251665408" draw:style-name="a3" draw:name="Imagem 9" text:anchor-type="paragraph" svg:x="1.21875in" svg:y="-0.24792in" svg:width="1.27685in" svg:height="0.40806in" style:rel-width="scale" style:rel-height="scale"><draw:image xlink:href="media/image3.png" xlink:type="simple" xlink:show="embed" xlink:actuate="onLoad"/><svg:title/><svg:desc>Shopee Logo – PNG e Vetor – Download de Logo</svg:desc></draw:frame></text:span><text:span text:style-name="T208"><draw:frame draw:z-index="251663360" draw:style-name="a4" draw:name="Imagem 2" text:anchor-type="paragraph" svg:x="0.17986in" svg:y="-0.30694in" svg:width="1.36339in" svg:height="0.54945in" style:rel-width="scale" style:rel-height="scale"><draw:image xlink:href="media/image2.png" xlink:type="simple" xlink:show="embed" xlink:actuate="onLoad"/><svg:title/><svg:desc/></draw:frame></text:span></text:p>
        <text:p text:style-name="Cabeçalho"/>
      </style:header>
      <style:footer>
        <text:p text:style-name="Rodapé"/>
        <table:table table:style-name="Table209">
          <table:table-columns>
            <table:table-column table:style-name="TableColumn210"/>
            <table:table-column table:style-name="TableColumn211"/>
            <table:table-column table:style-name="TableColumn212"/>
            <table:table-column table:style-name="TableColumn213"/>
            <table:table-column table:style-name="TableColumn214"/>
            <table:table-column table:style-name="TableColumn215"/>
            <table:table-column table:style-name="TableColumn216"/>
            <table:table-column table:style-name="TableColumn217"/>
            <table:table-column table:style-name="TableColumn218"/>
            <table:table-column table:style-name="TableColumn219"/>
            <table:table-column table:style-name="TableColumn220"/>
            <table:table-column table:style-name="TableColumn221"/>
            <table:table-column table:style-name="TableColumn222"/>
            <table:table-column table:style-name="TableColumn223"/>
            <table:table-column table:style-name="TableColumn224"/>
            <table:table-column table:style-name="TableColumn225"/>
            <table:table-column table:style-name="TableColumn226"/>
            <table:table-column table:style-name="TableColumn227"/>
            <table:table-column table:style-name="TableColumn228"/>
            <table:table-column table:style-name="TableColumn229"/>
            <table:table-column table:style-name="TableColumn230"/>
            <table:table-column table:style-name="TableColumn231"/>
            <table:table-column table:style-name="TableColumn232"/>
            <table:table-column table:style-name="TableColumn233"/>
          </table:table-columns>
          <table:table-row table:style-name="TableRow234">
            <table:table-cell table:style-name="TableCell235" table:number-columns-spanned="2">
              <text:p text:style-name="P236"/>
            </table:table-cell>
            <table:covered-table-cell/>
            <table:table-cell table:style-name="TableCell237">
              <text:p text:style-name="P238"/>
            </table:table-cell>
            <table:table-cell table:style-name="TableCell239">
              <text:p text:style-name="P240"/>
            </table:table-cell>
            <table:table-cell table:style-name="TableCell241">
              <text:p text:style-name="P242"/>
            </table:table-cell>
            <table:table-cell table:style-name="TableCell243" table:number-columns-spanned="4">
              <text:p text:style-name="P244"/>
            </table:table-cell>
            <table:covered-table-cell/>
            <table:covered-table-cell/>
            <table:covered-table-cell/>
            <table:table-cell table:style-name="TableCell245">
              <text:p text:style-name="P246"/>
            </table:table-cell>
            <table:table-cell table:style-name="TableCell247" table:number-columns-spanned="2">
              <text:p text:style-name="P248"/>
            </table:table-cell>
            <table:covered-table-cell/>
            <table:table-cell table:style-name="TableCell249">
              <text:p text:style-name="P250"/>
            </table:table-cell>
            <table:table-cell table:style-name="TableCell251" table:number-columns-spanned="3">
              <text:p text:style-name="P252"/>
            </table:table-cell>
            <table:covered-table-cell/>
            <table:covered-table-cell/>
            <table:table-cell table:style-name="TableCell253">
              <text:p text:style-name="P254"/>
            </table:table-cell>
            <table:table-cell table:style-name="TableCell255" table:number-columns-spanned="3">
              <text:p text:style-name="P256"/>
            </table:table-cell>
            <table:covered-table-cell/>
            <table:covered-table-cell/>
            <table:table-cell table:style-name="TableCell257">
              <text:p text:style-name="P258"/>
            </table:table-cell>
            <table:table-cell table:style-name="TableCell259">
              <text:p text:style-name="P260"/>
            </table:table-cell>
            <table:table-cell table:style-name="TableCell261">
              <text:p text:style-name="P262"/>
            </table:table-cell>
            <table:table-cell table:style-name="TableCell263">
              <text:p text:style-name="P264"/>
            </table:table-cell>
          </table:table-row>
          <table:table-row table:style-name="TableRow265">
            <table:table-cell table:style-name="TableCell266">
              <text:p text:style-name="LO-Normal"><text:span text:style-name="T267"><draw:connector draw:type="line" svg:x1="-0.0125in" svg:y1="-0.04514in" svg:x2="7.85208in" svg:y2="-0.04514in" draw:z-index="251664384" draw:id="id1" draw:style-name="a5" draw:name="Conector reto 4" text:anchor-type="paragraph"><svg:title/><svg:desc/></draw:connector></text:span></text:p>
            </table:table-cell>
            <table:table-cell table:style-name="TableCell268" table:number-columns-spanned="5">
              <text:p text:style-name="P269">Arujá</text:p>
            </table:table-cell>
            <table:covered-table-cell/>
            <table:covered-table-cell/>
            <table:covered-table-cell/>
            <table:covered-table-cell/>
            <table:table-cell table:style-name="TableCell270">
              <text:p text:style-name="P271"><text:span text:style-name="T272">,</text:span></text:p>
            </table:table-cell>
            <table:table-cell table:style-name="TableCell273">
              <text:p text:style-name="P274">17</text:p>
            </table:table-cell>
            <table:table-cell table:style-name="TableCell275" table:number-columns-spanned="3">
              <text:p text:style-name="P276"><text:span text:style-name="T277">de</text:span></text:p>
            </table:table-cell>
            <table:covered-table-cell/>
            <table:covered-table-cell/>
            <table:table-cell table:style-name="TableCell278" table:number-columns-spanned="3">
              <text:p text:style-name="P279">Julho</text:p>
            </table:table-cell>
            <table:covered-table-cell/>
            <table:covered-table-cell/>
            <table:table-cell table:style-name="TableCell280">
              <text:p text:style-name="P281"><text:span text:style-name="T282">de</text:span></text:p>
            </table:table-cell>
            <table:table-cell table:style-name="TableCell283" table:number-columns-spanned="3">
              <text:p text:style-name="P284">2024</text:p>
            </table:table-cell>
            <table:covered-table-cell/>
            <table:covered-table-cell/>
            <table:table-cell table:style-name="TableCell285" table:number-rows-spanned="2">
              <text:p text:style-name="P286"/>
            </table:table-cell>
            <table:table-cell table:style-name="TableCell287" table:number-columns-spanned="5">
              <text:p text:style-name="P288"/>
            </table:table-cell>
            <table:covered-table-cell/>
            <table:covered-table-cell/>
            <table:covered-table-cell/>
            <table:covered-table-cell/>
          </table:table-row>
          <table:table-row table:style-name="TableRow289">
            <table:table-cell table:style-name="TableCell290">
              <text:p text:style-name="P291"/>
            </table:table-cell>
            <table:table-cell table:style-name="TableCell292" table:number-columns-spanned="5">
              <text:p text:style-name="P293"/>
            </table:table-cell>
            <table:covered-table-cell/>
            <table:covered-table-cell/>
            <table:covered-table-cell/>
            <table:covered-table-cell/>
            <table:table-cell table:style-name="TableCell294">
              <text:p text:style-name="P295"/>
            </table:table-cell>
            <table:table-cell table:style-name="TableCell296">
              <text:p text:style-name="P297"/>
            </table:table-cell>
            <table:table-cell table:style-name="TableCell298" table:number-columns-spanned="3">
              <text:p text:style-name="P299"/>
            </table:table-cell>
            <table:covered-table-cell/>
            <table:covered-table-cell/>
            <table:table-cell table:style-name="TableCell300" table:number-columns-spanned="3">
              <text:p text:style-name="P301"/>
            </table:table-cell>
            <table:covered-table-cell/>
            <table:covered-table-cell/>
            <table:table-cell table:style-name="TableCell302">
              <text:p text:style-name="P303"/>
            </table:table-cell>
            <table:table-cell table:style-name="TableCell304" table:number-columns-spanned="3">
              <text:p text:style-name="P305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306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Brochini</meta:initial-creator>
    <dc:creator>157-PC</dc:creator>
    <meta:creation-date>2024-07-17T20:56:00Z</meta:creation-date>
    <dc:date>2024-07-17T20:56:00Z</dc:date>
    <meta:print-date>2024-06-22T13:57:00Z</meta:print-date>
    <meta:template xlink:href="Normal" xlink:type="simple"/>
    <meta:editing-cycles>2</meta:editing-cycles>
    <meta:editing-duration>PT0S</meta:editing-duration>
    <meta:document-statistic meta:page-count="3" meta:paragraph-count="19" meta:word-count="1517" meta:character-count="9693" meta:row-count="68" meta:non-whitespace-character-count="8195"/>
  </office:meta>
</office:document-meta>
</file>